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3.348cm"/>
    </style:style>
    <style:style style:name="ro1" style:family="table-row">
      <style:table-row-properties style:row-height="2.2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office:forms form:automatic-focus="false" form:apply-design-mode="false"/>
        <table:shapes>
          <draw:frame draw:z-index="0" draw:name="http://officeimg.vo.msecnd.net/de-de/files/206/661/ZA010077668.gif" draw:style-name="gr1" draw:text-style-name="P1" svg:width="0.237cm" svg:height="0.317cm" svg:x="0cm" svg:y="207.62cm">
            <draw:image xlink:href="http://officeimg.vo.msecnd.net/de-de/files/206/661/ZA010077668.gif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englisch</text:p>
          </table:table-cell>
          <table:table-cell table:style-name="ce3" office:value-type="string">
            <text:p>deutschsprachig</text:p>
          </table:table-cell>
          <table:table-cell table:style-name="ce1" office:value-type="string">
            <text:p>in Excel vorhanden</text:p>
          </table:table-cell>
          <table:table-cell table:style-name="ce1" office:value-type="string">
            <text:p>für LO konsentiert (ja/nein)</text:p>
          </table:table-cell>
          <table:table-cell table:style-name="ce1" office:value-type="string">
            <text:p>in Pootle überprüft und ggfs. geändert (ja/nein)</text:p>
          </table:table-cell>
          <table:table-cell table:style-name="ce1" office:value-type="string">
            <text:p>in terminology-Datei eingetragen (ja/nein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8.aspx?CTT=5&amp;origin=HA102753227" xlink:type="simple">ABS function</text:a></text:p>
          </table:table-cell>
          <table:table-cell table:style-name="ce2" office:value-type="string">
            <text:p><text:a xlink:href="http://office.microsoft.com/de-de/excel-help/redir/HA102753128.aspx?CTT=5&amp;origin=HA102753227" xlink:type="simple">AB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7.aspx?CTT=5&amp;origin=HA102753227" xlink:type="simple">ACCRINT function</text:a></text:p>
          </table:table-cell>
          <table:table-cell table:style-name="ce2" office:value-type="string">
            <text:p><text:a xlink:href="http://office.microsoft.com/de-de/excel-help/redir/HA102753127.aspx?CTT=5&amp;origin=HA102753227" xlink:type="simple">AUFGELZI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6.aspx?CTT=5&amp;origin=HA102753227" xlink:type="simple">ACCRINTM function</text:a></text:p>
          </table:table-cell>
          <table:table-cell table:style-name="ce2" office:value-type="string">
            <text:p><text:a xlink:href="http://office.microsoft.com/de-de/excel-help/redir/HA102753126.aspx?CTT=5&amp;origin=HA102753227" xlink:type="simple">AUFGELZINSF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5.aspx?CTT=5&amp;origin=HA102753227" xlink:type="simple">ACOS function</text:a></text:p>
          </table:table-cell>
          <table:table-cell table:style-name="ce2" office:value-type="string">
            <text:p><text:a xlink:href="http://office.microsoft.com/de-de/excel-help/redir/HA102753125.aspx?CTT=5&amp;origin=HA102753227" xlink:type="simple">ARCCO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4.aspx?CTT=5&amp;origin=HA102753227" xlink:type="simple">ACOSH function</text:a></text:p>
          </table:table-cell>
          <table:table-cell table:style-name="ce2" office:value-type="string">
            <text:p><text:a xlink:href="http://office.microsoft.com/de-de/excel-help/redir/HA102753124.aspx?CTT=5&amp;origin=HA102753227" xlink:type="simple">ARCCOS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6.aspx?CTT=5&amp;origin=HA102753227" xlink:type="simple">ACOT function</text:a></text:p>
          </table:table-cell>
          <table:table-cell table:style-name="ce2" office:value-type="string">
            <text:p><text:a xlink:href="http://office.microsoft.com/de-de/excel-help/redir/HA102753256.aspx?CTT=5&amp;origin=HA102753227" xlink:type="simple">ARCCO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7.aspx?CTT=5&amp;origin=HA102753227" xlink:type="simple">ACOTH function</text:a></text:p>
          </table:table-cell>
          <table:table-cell table:style-name="ce2" office:value-type="string">
            <text:p><text:a xlink:href="http://office.microsoft.com/de-de/excel-help/redir/HA102753257.aspx?CTT=5&amp;origin=HA102753227" xlink:type="simple">ARCCOT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6.aspx?CTT=5&amp;origin=HA102753227" xlink:type="simple">AGGREGATE function</text:a></text:p>
          </table:table-cell>
          <table:table-cell table:style-name="ce2" office:value-type="string">
            <text:p><text:a xlink:href="http://office.microsoft.com/de-de/excel-help/redir/HA102753246.aspx?CTT=5&amp;origin=HA102753227" xlink:type="simple">AGGREGA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2.aspx?CTT=5&amp;origin=HA102753227" xlink:type="simple">ADDRESS function</text:a></text:p>
          </table:table-cell>
          <table:table-cell table:style-name="ce2" office:value-type="string">
            <text:p><text:a xlink:href="http://office.microsoft.com/de-de/excel-help/redir/HA102753122.aspx?CTT=5&amp;origin=HA102753227" xlink:type="simple">ADRESS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1.aspx?CTT=5&amp;origin=HA102753227" xlink:type="simple">AMORDEGRC function</text:a></text:p>
          </table:table-cell>
          <table:table-cell table:style-name="ce2" office:value-type="string">
            <text:p><text:a xlink:href="http://office.microsoft.com/de-de/excel-help/redir/HA102753121.aspx?CTT=5&amp;origin=HA102753227" xlink:type="simple">AMORDEGR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9.aspx?CTT=5&amp;origin=HA102753227" xlink:type="simple">AMORLINC function</text:a></text:p>
          </table:table-cell>
          <table:table-cell table:style-name="ce2" office:value-type="string">
            <text:p><text:a xlink:href="http://office.microsoft.com/de-de/excel-help/redir/HA102753119.aspx?CTT=5&amp;origin=HA102753227" xlink:type="simple">AMORLINEAR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8.aspx?CTT=5&amp;origin=HA102753227" xlink:type="simple">AND function</text:a></text:p>
          </table:table-cell>
          <table:table-cell table:style-name="ce2" office:value-type="string">
            <text:p><text:a xlink:href="http://office.microsoft.com/de-de/excel-help/redir/HA102753118.aspx?CTT=5&amp;origin=HA102753227" xlink:type="simple">UN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8.aspx?CTT=5&amp;origin=HA102753227" xlink:type="simple">ARABIC function</text:a></text:p>
          </table:table-cell>
          <table:table-cell table:style-name="ce2" office:value-type="string">
            <text:p><text:a xlink:href="http://office.microsoft.com/de-de/excel-help/redir/HA102753258.aspx?CTT=5&amp;origin=HA102753227" xlink:type="simple">ARABIS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7.aspx?CTT=5&amp;origin=HA102753227" xlink:type="simple">AREAS function</text:a></text:p>
          </table:table-cell>
          <table:table-cell table:style-name="ce2" office:value-type="string">
            <text:p><text:a xlink:href="http://office.microsoft.com/de-de/excel-help/redir/HA102753117.aspx?CTT=5&amp;origin=HA102753227" xlink:type="simple">BEREICH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6.aspx?CTT=5&amp;origin=HA102753227" xlink:type="simple">ASC function</text:a></text:p>
          </table:table-cell>
          <table:table-cell table:style-name="ce2" office:value-type="string">
            <text:p><text:a xlink:href="http://office.microsoft.com/de-de/excel-help/redir/HA102753116.aspx?CTT=5&amp;origin=HA102753227" xlink:type="simple">AS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5.aspx?CTT=5&amp;origin=HA102753227" xlink:type="simple">ASIN function</text:a></text:p>
          </table:table-cell>
          <table:table-cell table:style-name="ce2" office:value-type="string">
            <text:p><text:a xlink:href="http://office.microsoft.com/de-de/excel-help/redir/HA102753115.aspx?CTT=5&amp;origin=HA102753227" xlink:type="simple">ARCS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3.aspx?CTT=5&amp;origin=HA102753227" xlink:type="simple">ASINH function</text:a></text:p>
          </table:table-cell>
          <table:table-cell table:style-name="ce2" office:value-type="string">
            <text:p><text:a xlink:href="http://office.microsoft.com/de-de/excel-help/redir/HA102753113.aspx?CTT=5&amp;origin=HA102753227" xlink:type="simple">ARCSIN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2.aspx?CTT=5&amp;origin=HA102753227" xlink:type="simple">ATAN function</text:a></text:p>
          </table:table-cell>
          <table:table-cell table:style-name="ce2" office:value-type="string">
            <text:p><text:a xlink:href="http://office.microsoft.com/de-de/excel-help/redir/HA102753112.aspx?CTT=5&amp;origin=HA102753227" xlink:type="simple">ARCTA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1.aspx?CTT=5&amp;origin=HA102753227" xlink:type="simple">ATAN2 function</text:a></text:p>
          </table:table-cell>
          <table:table-cell table:style-name="ce2" office:value-type="string">
            <text:p><text:a xlink:href="http://office.microsoft.com/de-de/excel-help/redir/HA102753111.aspx?CTT=5&amp;origin=HA102753227" xlink:type="simple">ARCTAN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10.aspx?CTT=5&amp;origin=HA102753227" xlink:type="simple">ATANH function</text:a></text:p>
          </table:table-cell>
          <table:table-cell table:style-name="ce2" office:value-type="string">
            <text:p><text:a xlink:href="http://office.microsoft.com/de-de/excel-help/redir/HA102753110.aspx?CTT=5&amp;origin=HA102753227" xlink:type="simple">ARCTAN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9.aspx?CTT=5&amp;origin=HA102753227" xlink:type="simple">AVEDEV function</text:a></text:p>
          </table:table-cell>
          <table:table-cell table:style-name="ce2" office:value-type="string">
            <text:p><text:a xlink:href="http://office.microsoft.com/de-de/excel-help/redir/HA102753109.aspx?CTT=5&amp;origin=HA102753227" xlink:type="simple">MITTELA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8.aspx?CTT=5&amp;origin=HA102753227" xlink:type="simple">AVERAGE function</text:a></text:p>
          </table:table-cell>
          <table:table-cell table:style-name="ce2" office:value-type="string">
            <text:p><text:a xlink:href="http://office.microsoft.com/de-de/excel-help/redir/HA102753108.aspx?CTT=5&amp;origin=HA102753227" xlink:type="simple">MITTEL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7.aspx?CTT=5&amp;origin=HA102753227" xlink:type="simple">AVERAGEA function</text:a></text:p>
          </table:table-cell>
          <table:table-cell table:style-name="ce2" office:value-type="string">
            <text:p><text:a xlink:href="http://office.microsoft.com/de-de/excel-help/redir/HA102753107.aspx?CTT=5&amp;origin=HA102753227" xlink:type="simple">MITTELWERT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0.aspx?CTT=5&amp;origin=HA102753227" xlink:type="simple">AVERAGEIF function</text:a></text:p>
          </table:table-cell>
          <table:table-cell table:style-name="ce2" office:value-type="string">
            <text:p><text:a xlink:href="http://office.microsoft.com/de-de/excel-help/redir/HA102753240.aspx?CTT=5&amp;origin=HA102753227" xlink:type="simple">MITTELWERTWEN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9.aspx?CTT=5&amp;origin=HA102753227" xlink:type="simple">AVERAGEIFS function</text:a></text:p>
          </table:table-cell>
          <table:table-cell table:style-name="ce2" office:value-type="string">
            <text:p><text:a xlink:href="http://office.microsoft.com/de-de/excel-help/redir/HA102753239.aspx?CTT=5&amp;origin=HA102753227" xlink:type="simple">MITTELWERTWEN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6.aspx?CTT=5&amp;origin=HA102753227" xlink:type="simple">BAHTTEXT function</text:a></text:p>
          </table:table-cell>
          <table:table-cell table:style-name="ce2" office:value-type="string">
            <text:p><text:a xlink:href="http://office.microsoft.com/de-de/excel-help/redir/HA102753106.aspx?CTT=5&amp;origin=HA102753227" xlink:type="simple">BAHTTEX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9.aspx?CTT=5&amp;origin=HA102753227" xlink:type="simple">BASE function</text:a></text:p>
          </table:table-cell>
          <table:table-cell table:style-name="ce2" office:value-type="string">
            <text:p><text:a xlink:href="http://office.microsoft.com/de-de/excel-help/redir/HA102753259.aspx?CTT=5&amp;origin=HA102753227" xlink:type="simple">BAS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5.aspx?CTT=5&amp;origin=HA102753227" xlink:type="simple">BESSELI function</text:a></text:p>
          </table:table-cell>
          <table:table-cell table:style-name="ce2" office:value-type="string">
            <text:p><text:a xlink:href="http://office.microsoft.com/de-de/excel-help/redir/HA102753105.aspx?CTT=5&amp;origin=HA102753227" xlink:type="simple">BESSELI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4.aspx?CTT=5&amp;origin=HA102753227" xlink:type="simple">BESSELJ function</text:a></text:p>
          </table:table-cell>
          <table:table-cell table:style-name="ce2" office:value-type="string">
            <text:p><text:a xlink:href="http://office.microsoft.com/de-de/excel-help/redir/HA102753104.aspx?CTT=5&amp;origin=HA102753227" xlink:type="simple">BESSELJ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3.aspx?CTT=5&amp;origin=HA102753227" xlink:type="simple">BESSELK function</text:a></text:p>
          </table:table-cell>
          <table:table-cell table:style-name="ce2" office:value-type="string">
            <text:p><text:a xlink:href="http://office.microsoft.com/de-de/excel-help/redir/HA102753103.aspx?CTT=5&amp;origin=HA102753227" xlink:type="simple">BESSEL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2.aspx?CTT=5&amp;origin=HA102753227" xlink:type="simple">BESSELY function</text:a></text:p>
          </table:table-cell>
          <table:table-cell table:style-name="ce2" office:value-type="string">
            <text:p><text:a xlink:href="http://office.microsoft.com/de-de/excel-help/redir/HA102753102.aspx?CTT=5&amp;origin=HA102753227" xlink:type="simple">BESSELY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7.aspx?CTT=5&amp;origin=HA102753227" xlink:type="simple">BETADIST function</text:a></text:p>
          </table:table-cell>
          <table:table-cell table:style-name="ce2" office:value-type="string">
            <text:p><text:a xlink:href="http://office.microsoft.com/de-de/excel-help/redir/HA102753207.aspx?CTT=5&amp;origin=HA102753227" xlink:type="simple">BETA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8.aspx?CTT=5&amp;origin=HA102753227" xlink:type="simple">BETA.DIST function</text:a></text:p>
          </table:table-cell>
          <table:table-cell table:style-name="ce2" office:value-type="string">
            <text:p><text:a xlink:href="http://office.microsoft.com/de-de/excel-help/redir/HA102753168.aspx?CTT=5&amp;origin=HA102753227" xlink:type="simple">BETA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6.aspx?CTT=5&amp;origin=HA102753227" xlink:type="simple">BETAINV function</text:a></text:p>
          </table:table-cell>
          <table:table-cell table:style-name="ce2" office:value-type="string">
            <text:p><text:a xlink:href="http://office.microsoft.com/de-de/excel-help/redir/HA102753206.aspx?CTT=5&amp;origin=HA102753227" xlink:type="simple">BETA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7.aspx?CTT=5&amp;origin=HA102753227" xlink:type="simple">BETA.INV function</text:a></text:p>
          </table:table-cell>
          <table:table-cell table:style-name="ce2" office:value-type="string">
            <text:p><text:a xlink:href="http://office.microsoft.com/de-de/excel-help/redir/HA102753167.aspx?CTT=5&amp;origin=HA102753227" xlink:type="simple">BETA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1.aspx?CTT=5&amp;origin=HA102753227" xlink:type="simple">BIN2DEC function</text:a></text:p>
          </table:table-cell>
          <table:table-cell table:style-name="ce2" office:value-type="string">
            <text:p><text:a xlink:href="http://office.microsoft.com/de-de/excel-help/redir/HA102753101.aspx?CTT=5&amp;origin=HA102753227" xlink:type="simple">BININDE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00.aspx?CTT=5&amp;origin=HA102753227" xlink:type="simple">BIN2HEX function</text:a></text:p>
          </table:table-cell>
          <table:table-cell table:style-name="ce2" office:value-type="string">
            <text:p><text:a xlink:href="http://office.microsoft.com/de-de/excel-help/redir/HA102753100.aspx?CTT=5&amp;origin=HA102753227" xlink:type="simple">BININHE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9.aspx?CTT=5&amp;origin=HA102753227" xlink:type="simple">BIN2OCT function</text:a></text:p>
          </table:table-cell>
          <table:table-cell table:style-name="ce2" office:value-type="string">
            <text:p><text:a xlink:href="http://office.microsoft.com/de-de/excel-help/redir/HA102753099.aspx?CTT=5&amp;origin=HA102753227" xlink:type="simple">BININO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5.aspx?CTT=5&amp;origin=HA102753227" xlink:type="simple">BINOMDIST function</text:a></text:p>
          </table:table-cell>
          <table:table-cell table:style-name="ce2" office:value-type="string">
            <text:p><text:a xlink:href="http://office.microsoft.com/de-de/excel-help/redir/HA102753205.aspx?CTT=5&amp;origin=HA102753227" xlink:type="simple">BINO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6.aspx?CTT=5&amp;origin=HA102753227" xlink:type="simple">BINOM.DIST function</text:a></text:p>
          </table:table-cell>
          <table:table-cell table:style-name="ce2" office:value-type="string">
            <text:p><text:a xlink:href="http://office.microsoft.com/de-de/excel-help/redir/HA102753166.aspx?CTT=5&amp;origin=HA102753227" xlink:type="simple">BINOM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0.aspx?CTT=5&amp;origin=HA102753227" xlink:type="simple">BINOM.DIST.RANGE function</text:a></text:p>
          </table:table-cell>
          <table:table-cell table:style-name="ce2" office:value-type="string">
            <text:p><text:a xlink:href="http://office.microsoft.com/de-de/excel-help/redir/HA102753250.aspx?CTT=5&amp;origin=HA102753227" xlink:type="simple">BINOM.VERT.BEREI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0.aspx?CTT=5&amp;origin=HA102753227" xlink:type="simple">BINOM.INV function</text:a></text:p>
          </table:table-cell>
          <table:table-cell table:style-name="ce2" office:value-type="string">
            <text:p><text:a xlink:href="http://office.microsoft.com/de-de/excel-help/redir/HA102753160.aspx?CTT=5&amp;origin=HA102753227" xlink:type="simple">BINOM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1.aspx?CTT=5&amp;origin=HA102753227" xlink:type="simple">BITAND function</text:a></text:p>
          </table:table-cell>
          <table:table-cell table:style-name="ce2" office:value-type="string">
            <text:p><text:a xlink:href="http://office.microsoft.com/de-de/excel-help/redir/HA102753251.aspx?CTT=5&amp;origin=HA102753227" xlink:type="simple">BITUN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2.aspx?CTT=5&amp;origin=HA102753227" xlink:type="simple">BITLSHIFT function</text:a></text:p>
          </table:table-cell>
          <table:table-cell table:style-name="ce2" office:value-type="string">
            <text:p><text:a xlink:href="http://office.microsoft.com/de-de/excel-help/redir/HA102753252.aspx?CTT=5&amp;origin=HA102753227" xlink:type="simple">BITLVERSCHIE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3.aspx?CTT=5&amp;origin=HA102753227" xlink:type="simple">BITOR function</text:a></text:p>
          </table:table-cell>
          <table:table-cell table:style-name="ce2" office:value-type="string">
            <text:p><text:a xlink:href="http://office.microsoft.com/de-de/excel-help/redir/HA102753253.aspx?CTT=5&amp;origin=HA102753227" xlink:type="simple">BITOD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4.aspx?CTT=5&amp;origin=HA102753227" xlink:type="simple">BITRSHIFT function</text:a></text:p>
          </table:table-cell>
          <table:table-cell table:style-name="ce2" office:value-type="string">
            <text:p><text:a xlink:href="http://office.microsoft.com/de-de/excel-help/redir/HA102753254.aspx?CTT=5&amp;origin=HA102753227" xlink:type="simple">BITRVERSCHIE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55.aspx?CTT=5&amp;origin=HA102753227" xlink:type="simple">BITXOR function</text:a></text:p>
          </table:table-cell>
          <table:table-cell table:style-name="ce2" office:value-type="string">
            <text:p><text:a xlink:href="http://office.microsoft.com/de-de/excel-help/redir/HA102753255.aspx?CTT=5&amp;origin=HA102753227" xlink:type="simple">BITXOD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8.aspx?CTT=5&amp;origin=HA102753227" xlink:type="simple">CALL function</text:a></text:p>
          </table:table-cell>
          <table:table-cell table:style-name="ce2" office:value-type="string">
            <text:p><text:a xlink:href="http://office.microsoft.com/de-de/excel-help/redir/HA102753098.aspx?CTT=5&amp;origin=HA102753227" xlink:type="simple">AUFRUF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7.aspx?CTT=5&amp;origin=HA102753227" xlink:type="simple">CEILING function</text:a></text:p>
          </table:table-cell>
          <table:table-cell table:style-name="ce2" office:value-type="string">
            <text:p><text:a xlink:href="http://office.microsoft.com/de-de/excel-help/redir/HA102753097.aspx?CTT=5&amp;origin=HA102753227" xlink:type="simple">OBERGRENZ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9.aspx?CTT=5&amp;origin=HA102753227" xlink:type="simple">CEILING.MATH function</text:a></text:p>
          </table:table-cell>
          <table:table-cell table:style-name="ce2" office:value-type="string">
            <text:p><text:a xlink:href="http://office.microsoft.com/de-de/excel-help/redir/HA102753249.aspx?CTT=5&amp;origin=HA102753227" xlink:type="simple">OBERGRENZE.MATHEMATI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3.aspx?CTT=5&amp;origin=HA102753227" xlink:type="simple">CEILING.PRECISE function</text:a></text:p>
          </table:table-cell>
          <table:table-cell table:style-name="ce2" office:value-type="string">
            <text:p><text:a xlink:href="http://office.microsoft.com/de-de/excel-help/redir/HA102753213.aspx?CTT=5&amp;origin=HA102753227" xlink:type="simple">OBERGRENZE.GENA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6.aspx?CTT=5&amp;origin=HA102753227" xlink:type="simple">CELL function</text:a></text:p>
          </table:table-cell>
          <table:table-cell table:style-name="ce2" office:value-type="string">
            <text:p><text:a xlink:href="http://office.microsoft.com/de-de/excel-help/redir/HA102753096.aspx?CTT=5&amp;origin=HA102753227" xlink:type="simple">ZELL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5.aspx?CTT=5&amp;origin=HA102753227" xlink:type="simple">CHAR function</text:a></text:p>
          </table:table-cell>
          <table:table-cell table:style-name="ce2" office:value-type="string">
            <text:p><text:a xlink:href="http://office.microsoft.com/de-de/excel-help/redir/HA102753095.aspx?CTT=5&amp;origin=HA102753227" xlink:type="simple">ZEICH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4.aspx?CTT=5&amp;origin=HA102753227" xlink:type="simple">CHIDIST function</text:a></text:p>
          </table:table-cell>
          <table:table-cell table:style-name="ce2" office:value-type="string">
            <text:p><text:a xlink:href="http://office.microsoft.com/de-de/excel-help/redir/HA102753204.aspx?CTT=5&amp;origin=HA102753227" xlink:type="simple">CHI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3.aspx?CTT=5&amp;origin=HA102753227" xlink:type="simple">CHIINV function</text:a></text:p>
          </table:table-cell>
          <table:table-cell table:style-name="ce2" office:value-type="string">
            <text:p><text:a xlink:href="http://office.microsoft.com/de-de/excel-help/redir/HA102753203.aspx?CTT=5&amp;origin=HA102753227" xlink:type="simple">CHI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2.aspx?CTT=5&amp;origin=HA102753227" xlink:type="simple">CHITEST function</text:a></text:p>
          </table:table-cell>
          <table:table-cell table:style-name="ce2" office:value-type="string">
            <text:p><text:a xlink:href="http://office.microsoft.com/de-de/excel-help/redir/HA102753202.aspx?CTT=5&amp;origin=HA102753227" xlink:type="simple">CHI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7.aspx?CTT=5&amp;origin=HA102753227" xlink:type="simple">CHISQ.DIST function</text:a></text:p>
          </table:table-cell>
          <table:table-cell table:style-name="ce2" office:value-type="string">
            <text:p><text:a xlink:href="http://office.microsoft.com/de-de/excel-help/redir/HA102753247.aspx?CTT=5&amp;origin=HA102753227" xlink:type="simple">CHIQU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5.aspx?CTT=5&amp;origin=HA102753227" xlink:type="simple">CHISQ.DIST.RT function</text:a></text:p>
          </table:table-cell>
          <table:table-cell table:style-name="ce2" office:value-type="string">
            <text:p><text:a xlink:href="http://office.microsoft.com/de-de/excel-help/redir/HA102753165.aspx?CTT=5&amp;origin=HA102753227" xlink:type="simple">CHIQU.VERT.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4.aspx?CTT=5&amp;origin=HA102753227" xlink:type="simple">CHISQ.INV function</text:a></text:p>
          </table:table-cell>
          <table:table-cell table:style-name="ce2" office:value-type="string">
            <text:p><text:a xlink:href="http://office.microsoft.com/de-de/excel-help/redir/HA102753244.aspx?CTT=5&amp;origin=HA102753227" xlink:type="simple">CHIQU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4.aspx?CTT=5&amp;origin=HA102753227" xlink:type="simple">CHISQ.INV.RT function</text:a></text:p>
          </table:table-cell>
          <table:table-cell table:style-name="ce2" office:value-type="string">
            <text:p><text:a xlink:href="http://office.microsoft.com/de-de/excel-help/redir/HA102753164.aspx?CTT=5&amp;origin=HA102753227" xlink:type="simple">CHIQU.INV.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3.aspx?CTT=5&amp;origin=HA102753227" xlink:type="simple">CHISQ.TEST function</text:a></text:p>
          </table:table-cell>
          <table:table-cell table:style-name="ce2" office:value-type="string">
            <text:p><text:a xlink:href="http://office.microsoft.com/de-de/excel-help/redir/HA102753163.aspx?CTT=5&amp;origin=HA102753227" xlink:type="simple">CHIQU.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4.aspx?CTT=5&amp;origin=HA102753227" xlink:type="simple">CHOOSE function</text:a></text:p>
          </table:table-cell>
          <table:table-cell table:style-name="ce2" office:value-type="string">
            <text:p><text:a xlink:href="http://office.microsoft.com/de-de/excel-help/redir/HA102753094.aspx?CTT=5&amp;origin=HA102753227" xlink:type="simple">W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3.aspx?CTT=5&amp;origin=HA102753227" xlink:type="simple">CLEAN function</text:a></text:p>
          </table:table-cell>
          <table:table-cell table:style-name="ce2" office:value-type="string">
            <text:p><text:a xlink:href="http://office.microsoft.com/de-de/excel-help/redir/HA102753093.aspx?CTT=5&amp;origin=HA102753227" xlink:type="simple">SÄUBER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2.aspx?CTT=5&amp;origin=HA102753227" xlink:type="simple">CODE function</text:a></text:p>
          </table:table-cell>
          <table:table-cell table:style-name="ce2" office:value-type="string">
            <text:p><text:a xlink:href="http://office.microsoft.com/de-de/excel-help/redir/HA102753092.aspx?CTT=5&amp;origin=HA102753227" xlink:type="simple">CO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91.aspx?CTT=5&amp;origin=HA102753227" xlink:type="simple">COLUMN function</text:a></text:p>
          </table:table-cell>
          <table:table-cell table:style-name="ce2" office:value-type="string">
            <text:p><text:a xlink:href="http://office.microsoft.com/de-de/excel-help/redir/HA102753091.aspx?CTT=5&amp;origin=HA102753227" xlink:type="simple">SPAL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9.aspx?CTT=5&amp;origin=HA102753227" xlink:type="simple">COLUMNS function</text:a></text:p>
          </table:table-cell>
          <table:table-cell table:style-name="ce2" office:value-type="string">
            <text:p><text:a xlink:href="http://office.microsoft.com/de-de/excel-help/redir/HA102753089.aspx?CTT=5&amp;origin=HA102753227" xlink:type="simple">SPALT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8.aspx?CTT=5&amp;origin=HA102753227" xlink:type="simple">COMBIN function</text:a></text:p>
          </table:table-cell>
          <table:table-cell table:style-name="ce2" office:value-type="string">
            <text:p><text:a xlink:href="http://office.microsoft.com/de-de/excel-help/redir/HA102753088.aspx?CTT=5&amp;origin=HA102753227" xlink:type="simple">KOMBINATION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8.aspx?CTT=5&amp;origin=HA102753227" xlink:type="simple">COMBINA function</text:a></text:p>
          </table:table-cell>
          <table:table-cell table:style-name="ce2" office:value-type="string">
            <text:p><text:a xlink:href="http://office.microsoft.com/de-de/excel-help/redir/HA102753248.aspx?CTT=5&amp;origin=HA102753227" xlink:type="simple">KOMBINATIONEN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7.aspx?CTT=5&amp;origin=HA102753227" xlink:type="simple">COMPLEX function</text:a></text:p>
          </table:table-cell>
          <table:table-cell table:style-name="ce2" office:value-type="string">
            <text:p><text:a xlink:href="http://office.microsoft.com/de-de/excel-help/redir/HA102753087.aspx?CTT=5&amp;origin=HA102753227" xlink:type="simple">KOMPLEX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5.aspx?CTT=5&amp;origin=HA102753227" xlink:type="simple">CONCATENATE function</text:a></text:p>
          </table:table-cell>
          <table:table-cell table:style-name="ce2" office:value-type="string">
            <text:p><text:a xlink:href="http://office.microsoft.com/de-de/excel-help/redir/HA102753085.aspx?CTT=5&amp;origin=HA102753227" xlink:type="simple">VERKETT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1.aspx?CTT=5&amp;origin=HA102753227" xlink:type="simple">CONFIDENCE function</text:a></text:p>
          </table:table-cell>
          <table:table-cell table:style-name="ce2" office:value-type="string">
            <text:p><text:a xlink:href="http://office.microsoft.com/de-de/excel-help/redir/HA102753201.aspx?CTT=5&amp;origin=HA102753227" xlink:type="simple">KONFIDE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2.aspx?CTT=5&amp;origin=HA102753227" xlink:type="simple">CONFIDENCE.NORM function</text:a></text:p>
          </table:table-cell>
          <table:table-cell table:style-name="ce2" office:value-type="string">
            <text:p><text:a xlink:href="http://office.microsoft.com/de-de/excel-help/redir/HA102753162.aspx?CTT=5&amp;origin=HA102753227" xlink:type="simple">KONFIDENZ.NORM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4.aspx?CTT=5&amp;origin=HA102753227" xlink:type="simple">CONFIDENCE.T function</text:a></text:p>
          </table:table-cell>
          <table:table-cell table:style-name="ce2" office:value-type="string">
            <text:p><text:a xlink:href="http://office.microsoft.com/de-de/excel-help/redir/HA102753224.aspx?CTT=5&amp;origin=HA102753227" xlink:type="simple">KONFIDENZ.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8.aspx?CTT=5&amp;origin=HA102753227" xlink:type="simple">CONVERT function</text:a></text:p>
          </table:table-cell>
          <table:table-cell table:style-name="ce2" office:value-type="string">
            <text:p><text:a xlink:href="http://office.microsoft.com/de-de/excel-help/redir/HA102753208.aspx?CTT=5&amp;origin=HA102753227" xlink:type="simple">UMWANDEL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4.aspx?CTT=5&amp;origin=HA102753227" xlink:type="simple">CORREL function</text:a></text:p>
          </table:table-cell>
          <table:table-cell table:style-name="ce2" office:value-type="string">
            <text:p><text:a xlink:href="http://office.microsoft.com/de-de/excel-help/redir/HA102753084.aspx?CTT=5&amp;origin=HA102753227" xlink:type="simple">KORR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3.aspx?CTT=5&amp;origin=HA102753227" xlink:type="simple">COS function</text:a></text:p>
          </table:table-cell>
          <table:table-cell table:style-name="ce2" office:value-type="string">
            <text:p><text:a xlink:href="http://office.microsoft.com/de-de/excel-help/redir/HA102753083.aspx?CTT=5&amp;origin=HA102753227" xlink:type="simple">CO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2.aspx?CTT=5&amp;origin=HA102753227" xlink:type="simple">COSH function</text:a></text:p>
          </table:table-cell>
          <table:table-cell table:style-name="ce2" office:value-type="string">
            <text:p><text:a xlink:href="http://office.microsoft.com/de-de/excel-help/redir/HA102753082.aspx?CTT=5&amp;origin=HA102753227" xlink:type="simple">COS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0.aspx?CTT=5&amp;origin=HA102753227" xlink:type="simple">COT function</text:a></text:p>
          </table:table-cell>
          <table:table-cell table:style-name="ce2" office:value-type="string">
            <text:p><text:a xlink:href="http://office.microsoft.com/de-de/excel-help/redir/HA102753260.aspx?CTT=5&amp;origin=HA102753227" xlink:type="simple">CO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1.aspx?CTT=5&amp;origin=HA102753227" xlink:type="simple">COTH function</text:a></text:p>
          </table:table-cell>
          <table:table-cell table:style-name="ce2" office:value-type="string">
            <text:p><text:a xlink:href="http://office.microsoft.com/de-de/excel-help/redir/HA102753261.aspx?CTT=5&amp;origin=HA102753227" xlink:type="simple">COT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1.aspx?CTT=5&amp;origin=HA102753227" xlink:type="simple">COUNT function</text:a></text:p>
          </table:table-cell>
          <table:table-cell table:style-name="ce2" office:value-type="string">
            <text:p><text:a xlink:href="http://office.microsoft.com/de-de/excel-help/redir/HA102753081.aspx?CTT=5&amp;origin=HA102753227" xlink:type="simple">AN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80.aspx?CTT=5&amp;origin=HA102753227" xlink:type="simple">COUNTA function</text:a></text:p>
          </table:table-cell>
          <table:table-cell table:style-name="ce2" office:value-type="string">
            <text:p><text:a xlink:href="http://office.microsoft.com/de-de/excel-help/redir/HA102753080.aspx?CTT=5&amp;origin=HA102753227" xlink:type="simple">ANZAHL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8.aspx?CTT=5&amp;origin=HA102753227" xlink:type="simple">COUNTBLANK function</text:a></text:p>
          </table:table-cell>
          <table:table-cell table:style-name="ce2" office:value-type="string">
            <text:p><text:a xlink:href="http://office.microsoft.com/de-de/excel-help/redir/HA102753078.aspx?CTT=5&amp;origin=HA102753227" xlink:type="simple">ANZAHLLEEREZELL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7.aspx?CTT=5&amp;origin=HA102753227" xlink:type="simple">COUNTIF function</text:a></text:p>
          </table:table-cell>
          <table:table-cell table:style-name="ce2" office:value-type="string">
            <text:p><text:a xlink:href="http://office.microsoft.com/de-de/excel-help/redir/HA102753077.aspx?CTT=5&amp;origin=HA102753227" xlink:type="simple">ZÄHLENWEN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8.aspx?CTT=5&amp;origin=HA102753227" xlink:type="simple">COUNTIFS function</text:a></text:p>
          </table:table-cell>
          <table:table-cell table:style-name="ce2" office:value-type="string">
            <text:p><text:a xlink:href="http://office.microsoft.com/de-de/excel-help/redir/HA102753238.aspx?CTT=5&amp;origin=HA102753227" xlink:type="simple">ZÄHLENWEN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6.aspx?CTT=5&amp;origin=HA102753227" xlink:type="simple">COUPDAYBS function</text:a></text:p>
          </table:table-cell>
          <table:table-cell table:style-name="ce2" office:value-type="string">
            <text:p><text:a xlink:href="http://office.microsoft.com/de-de/excel-help/redir/HA102753076.aspx?CTT=5&amp;origin=HA102753227" xlink:type="simple">ZINSTERMTAGV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5.aspx?CTT=5&amp;origin=HA102753227" xlink:type="simple">COUPDAYS function</text:a></text:p>
          </table:table-cell>
          <table:table-cell table:style-name="ce2" office:value-type="string">
            <text:p><text:a xlink:href="http://office.microsoft.com/de-de/excel-help/redir/HA102753075.aspx?CTT=5&amp;origin=HA102753227" xlink:type="simple">ZINSTERMTAG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4.aspx?CTT=5&amp;origin=HA102753227" xlink:type="simple">COUPDAYSNC function</text:a></text:p>
          </table:table-cell>
          <table:table-cell table:style-name="ce2" office:value-type="string">
            <text:p><text:a xlink:href="http://office.microsoft.com/de-de/excel-help/redir/HA102753074.aspx?CTT=5&amp;origin=HA102753227" xlink:type="simple">ZINSTERMTAG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3.aspx?CTT=5&amp;origin=HA102753227" xlink:type="simple">COUPNCD function</text:a></text:p>
          </table:table-cell>
          <table:table-cell table:style-name="ce2" office:value-type="string">
            <text:p><text:a xlink:href="http://office.microsoft.com/de-de/excel-help/redir/HA102753073.aspx?CTT=5&amp;origin=HA102753227" xlink:type="simple">ZINSTERM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2.aspx?CTT=5&amp;origin=HA102753227" xlink:type="simple">COUPNUM function</text:a></text:p>
          </table:table-cell>
          <table:table-cell table:style-name="ce2" office:value-type="string">
            <text:p><text:a xlink:href="http://office.microsoft.com/de-de/excel-help/redir/HA102753072.aspx?CTT=5&amp;origin=HA102753227" xlink:type="simple">ZINSTERM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1.aspx?CTT=5&amp;origin=HA102753227" xlink:type="simple">COUPPCD function</text:a></text:p>
          </table:table-cell>
          <table:table-cell table:style-name="ce2" office:value-type="string">
            <text:p><text:a xlink:href="http://office.microsoft.com/de-de/excel-help/redir/HA102753071.aspx?CTT=5&amp;origin=HA102753227" xlink:type="simple">ZINSTERMV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00.aspx?CTT=5&amp;origin=HA102753227" xlink:type="simple">COVAR function</text:a></text:p>
          </table:table-cell>
          <table:table-cell table:style-name="ce2" office:value-type="string">
            <text:p><text:a xlink:href="http://office.microsoft.com/de-de/excel-help/redir/HA102753200.aspx?CTT=5&amp;origin=HA102753227" xlink:type="simple">KOVA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1.aspx?CTT=5&amp;origin=HA102753227" xlink:type="simple">COVARIANCE.P function</text:a></text:p>
          </table:table-cell>
          <table:table-cell table:style-name="ce2" office:value-type="string">
            <text:p><text:a xlink:href="http://office.microsoft.com/de-de/excel-help/redir/HA102753161.aspx?CTT=5&amp;origin=HA102753227" xlink:type="simple">KOVARIANZ.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3.aspx?CTT=5&amp;origin=HA102753227" xlink:type="simple">COVARIANCE.S function</text:a></text:p>
          </table:table-cell>
          <table:table-cell table:style-name="ce2" office:value-type="string">
            <text:p><text:a xlink:href="http://office.microsoft.com/de-de/excel-help/redir/HA102753223.aspx?CTT=5&amp;origin=HA102753227" xlink:type="simple">KOVARIANZ.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9.aspx?CTT=5&amp;origin=HA102753227" xlink:type="simple">CRITBINOM function</text:a></text:p>
          </table:table-cell>
          <table:table-cell table:style-name="ce2" office:value-type="string">
            <text:p><text:a xlink:href="http://office.microsoft.com/de-de/excel-help/redir/HA102753199.aspx?CTT=5&amp;origin=HA102753227" xlink:type="simple">KRITBINOM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2.aspx?CTT=5&amp;origin=HA102753227" xlink:type="simple">CSC function</text:a></text:p>
          </table:table-cell>
          <table:table-cell table:style-name="ce2" office:value-type="string">
            <text:p><text:a xlink:href="http://office.microsoft.com/de-de/excel-help/redir/HA102753262.aspx?CTT=5&amp;origin=HA102753227" xlink:type="simple">COSE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3.aspx?CTT=5&amp;origin=HA102753227" xlink:type="simple">CSCH function</text:a></text:p>
          </table:table-cell>
          <table:table-cell table:style-name="ce2" office:value-type="string">
            <text:p><text:a xlink:href="http://office.microsoft.com/de-de/excel-help/redir/HA102753263.aspx?CTT=5&amp;origin=HA102753227" xlink:type="simple">COSEC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6.aspx?CTT=5&amp;origin=HA102753227" xlink:type="simple">CUBEKPIMEMBER function</text:a></text:p>
          </table:table-cell>
          <table:table-cell table:style-name="ce2" office:value-type="string">
            <text:p><text:a xlink:href="http://office.microsoft.com/de-de/excel-help/redir/HA102753236.aspx?CTT=5&amp;origin=HA102753227" xlink:type="simple">CUBEKPIELEMEN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5.aspx?CTT=5&amp;origin=HA102753227" xlink:type="simple">CUBEMEMBER function</text:a></text:p>
          </table:table-cell>
          <table:table-cell table:style-name="ce2" office:value-type="string">
            <text:p><text:a xlink:href="http://office.microsoft.com/de-de/excel-help/redir/HA102753235.aspx?CTT=5&amp;origin=HA102753227" xlink:type="simple">CUBEELEMEN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4.aspx?CTT=5&amp;origin=HA102753227" xlink:type="simple">CUBEMEMBERPROPERTY function</text:a></text:p>
          </table:table-cell>
          <table:table-cell table:style-name="ce2" office:value-type="string">
            <text:p><text:a xlink:href="http://office.microsoft.com/de-de/excel-help/redir/HA102753234.aspx?CTT=5&amp;origin=HA102753227" xlink:type="simple">CUBEELEMENTEIGENSCHAF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3.aspx?CTT=5&amp;origin=HA102753227" xlink:type="simple">CUBERANKEDMEMBER function</text:a></text:p>
          </table:table-cell>
          <table:table-cell table:style-name="ce2" office:value-type="string">
            <text:p><text:a xlink:href="http://office.microsoft.com/de-de/excel-help/redir/HA102753233.aspx?CTT=5&amp;origin=HA102753227" xlink:type="simple">CUBERANGELEMEN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2.aspx?CTT=5&amp;origin=HA102753227" xlink:type="simple">CUBESET function</text:a></text:p>
          </table:table-cell>
          <table:table-cell table:style-name="ce2" office:value-type="string">
            <text:p><text:a xlink:href="http://office.microsoft.com/de-de/excel-help/redir/HA102753232.aspx?CTT=5&amp;origin=HA102753227" xlink:type="simple">CUBEMENG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1.aspx?CTT=5&amp;origin=HA102753227" xlink:type="simple">CUBESETCOUNT function</text:a></text:p>
          </table:table-cell>
          <table:table-cell table:style-name="ce2" office:value-type="string">
            <text:p><text:a xlink:href="http://office.microsoft.com/de-de/excel-help/redir/HA102753231.aspx?CTT=5&amp;origin=HA102753227" xlink:type="simple">CUBEMENGENAN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30.aspx?CTT=5&amp;origin=HA102753227" xlink:type="simple">CUBEVALUE function</text:a></text:p>
          </table:table-cell>
          <table:table-cell table:style-name="ce2" office:value-type="string">
            <text:p><text:a xlink:href="http://office.microsoft.com/de-de/excel-help/redir/HA102753230.aspx?CTT=5&amp;origin=HA102753227" xlink:type="simple">CUBE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70.aspx?CTT=5&amp;origin=HA102753227" xlink:type="simple">CUMIPMT function</text:a></text:p>
          </table:table-cell>
          <table:table-cell table:style-name="ce2" office:value-type="string">
            <text:p><text:a xlink:href="http://office.microsoft.com/de-de/excel-help/redir/HA102753070.aspx?CTT=5&amp;origin=HA102753227" xlink:type="simple">KUMZINS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9.aspx?CTT=5&amp;origin=HA102753227" xlink:type="simple">CUMPRINC function</text:a></text:p>
          </table:table-cell>
          <table:table-cell table:style-name="ce2" office:value-type="string">
            <text:p><text:a xlink:href="http://office.microsoft.com/de-de/excel-help/redir/HA102753069.aspx?CTT=5&amp;origin=HA102753227" xlink:type="simple">KUMKAPITA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6.aspx?CTT=5&amp;origin=HA102753227" xlink:type="simple">DATE function</text:a></text:p>
          </table:table-cell>
          <table:table-cell table:style-name="ce2" office:value-type="string">
            <text:p><text:a xlink:href="http://office.microsoft.com/de-de/excel-help/redir/HA102753066.aspx?CTT=5&amp;origin=HA102753227" xlink:type="simple">DATUM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5.aspx?CTT=5&amp;origin=HA102753227" xlink:type="simple">DATEVALUE function</text:a></text:p>
          </table:table-cell>
          <table:table-cell table:style-name="ce2" office:value-type="string">
            <text:p><text:a xlink:href="http://office.microsoft.com/de-de/excel-help/redir/HA102753065.aspx?CTT=5&amp;origin=HA102753227" xlink:type="simple">DAT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4.aspx?CTT=5&amp;origin=HA102753227" xlink:type="simple">DAVERAGE function</text:a></text:p>
          </table:table-cell>
          <table:table-cell table:style-name="ce2" office:value-type="string">
            <text:p><text:a xlink:href="http://office.microsoft.com/de-de/excel-help/redir/HA102753064.aspx?CTT=5&amp;origin=HA102753227" xlink:type="simple">DBMITTEL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3.aspx?CTT=5&amp;origin=HA102753227" xlink:type="simple">DAY function</text:a></text:p>
          </table:table-cell>
          <table:table-cell table:style-name="ce2" office:value-type="string">
            <text:p><text:a xlink:href="http://office.microsoft.com/de-de/excel-help/redir/HA102753063.aspx?CTT=5&amp;origin=HA102753227" xlink:type="simple">TA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5.aspx?CTT=5&amp;origin=HA102753227" xlink:type="simple">DAYS function</text:a></text:p>
          </table:table-cell>
          <table:table-cell table:style-name="ce2" office:value-type="string">
            <text:p><text:a xlink:href="http://office.microsoft.com/de-de/excel-help/redir/HA102753275.aspx?CTT=5&amp;origin=HA102753227" xlink:type="simple">TAG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2.aspx?CTT=5&amp;origin=HA102753227" xlink:type="simple">DAYS360 function</text:a></text:p>
          </table:table-cell>
          <table:table-cell table:style-name="ce2" office:value-type="string">
            <text:p><text:a xlink:href="http://office.microsoft.com/de-de/excel-help/redir/HA102753062.aspx?CTT=5&amp;origin=HA102753227" xlink:type="simple">TAGE360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1.aspx?CTT=5&amp;origin=HA102753227" xlink:type="simple">DB function</text:a></text:p>
          </table:table-cell>
          <table:table-cell table:style-name="ce2" office:value-type="string">
            <text:p><text:a xlink:href="http://office.microsoft.com/de-de/excel-help/redir/HA102753061.aspx?CTT=5&amp;origin=HA102753227" xlink:type="simple">GDA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2.aspx?CTT=5&amp;origin=HA102753227" xlink:type="simple">DBCS function</text:a></text:p>
          </table:table-cell>
          <table:table-cell table:style-name="ce2" office:value-type="string">
            <text:p><text:a xlink:href="http://office.microsoft.com/de-de/excel-help/redir/HA102752962.aspx?CTT=5&amp;origin=HA102753227" xlink:type="simple">J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60.aspx?CTT=5&amp;origin=HA102753227" xlink:type="simple">DCOUNT function</text:a></text:p>
          </table:table-cell>
          <table:table-cell table:style-name="ce2" office:value-type="string">
            <text:p><text:a xlink:href="http://office.microsoft.com/de-de/excel-help/redir/HA102753060.aspx?CTT=5&amp;origin=HA102753227" xlink:type="simple">DBAN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9.aspx?CTT=5&amp;origin=HA102753227" xlink:type="simple">DCOUNTA function</text:a></text:p>
          </table:table-cell>
          <table:table-cell table:style-name="ce2" office:value-type="string">
            <text:p><text:a xlink:href="http://office.microsoft.com/de-de/excel-help/redir/HA102753059.aspx?CTT=5&amp;origin=HA102753227" xlink:type="simple">DBANZAHL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7.aspx?CTT=5&amp;origin=HA102753227" xlink:type="simple">DDB function</text:a></text:p>
          </table:table-cell>
          <table:table-cell table:style-name="ce2" office:value-type="string">
            <text:p><text:a xlink:href="http://office.microsoft.com/de-de/excel-help/redir/HA102753057.aspx?CTT=5&amp;origin=HA102753227" xlink:type="simple">GD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6.aspx?CTT=5&amp;origin=HA102753227" xlink:type="simple">DEC2BIN function</text:a></text:p>
          </table:table-cell>
          <table:table-cell table:style-name="ce2" office:value-type="string">
            <text:p><text:a xlink:href="http://office.microsoft.com/de-de/excel-help/redir/HA102753056.aspx?CTT=5&amp;origin=HA102753227" xlink:type="simple">DEZINB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5.aspx?CTT=5&amp;origin=HA102753227" xlink:type="simple">DEC2HEX function</text:a></text:p>
          </table:table-cell>
          <table:table-cell table:style-name="ce2" office:value-type="string">
            <text:p><text:a xlink:href="http://office.microsoft.com/de-de/excel-help/redir/HA102753055.aspx?CTT=5&amp;origin=HA102753227" xlink:type="simple">DEZINHE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4.aspx?CTT=5&amp;origin=HA102753227" xlink:type="simple">DEC2OCT function</text:a></text:p>
          </table:table-cell>
          <table:table-cell table:style-name="ce2" office:value-type="string">
            <text:p><text:a xlink:href="http://office.microsoft.com/de-de/excel-help/redir/HA102753054.aspx?CTT=5&amp;origin=HA102753227" xlink:type="simple">DEZINO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6.aspx?CTT=5&amp;origin=HA102753227" xlink:type="simple">DECIMAL function</text:a></text:p>
          </table:table-cell>
          <table:table-cell table:style-name="ce2" office:value-type="string">
            <text:p><text:a xlink:href="http://office.microsoft.com/de-de/excel-help/redir/HA102753276.aspx?CTT=5&amp;origin=HA102753227" xlink:type="simple">DEZIMA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3.aspx?CTT=5&amp;origin=HA102753227" xlink:type="simple">DEGREES function</text:a></text:p>
          </table:table-cell>
          <table:table-cell table:style-name="ce2" office:value-type="string">
            <text:p><text:a xlink:href="http://office.microsoft.com/de-de/excel-help/redir/HA102753053.aspx?CTT=5&amp;origin=HA102753227" xlink:type="simple">GRA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2.aspx?CTT=5&amp;origin=HA102753227" xlink:type="simple">DELTA function</text:a></text:p>
          </table:table-cell>
          <table:table-cell table:style-name="ce2" office:value-type="string">
            <text:p><text:a xlink:href="http://office.microsoft.com/de-de/excel-help/redir/HA102753052.aspx?CTT=5&amp;origin=HA102753227" xlink:type="simple">DELT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1.aspx?CTT=5&amp;origin=HA102753227" xlink:type="simple">DEVSQ function</text:a></text:p>
          </table:table-cell>
          <table:table-cell table:style-name="ce2" office:value-type="string">
            <text:p><text:a xlink:href="http://office.microsoft.com/de-de/excel-help/redir/HA102753051.aspx?CTT=5&amp;origin=HA102753227" xlink:type="simple">SUMQUADA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50.aspx?CTT=5&amp;origin=HA102753227" xlink:type="simple">DGET function</text:a></text:p>
          </table:table-cell>
          <table:table-cell table:style-name="ce2" office:value-type="string">
            <text:p><text:a xlink:href="http://office.microsoft.com/de-de/excel-help/redir/HA102753050.aspx?CTT=5&amp;origin=HA102753227" xlink:type="simple">DBAUSZU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9.aspx?CTT=5&amp;origin=HA102753227" xlink:type="simple">DISC function</text:a></text:p>
          </table:table-cell>
          <table:table-cell table:style-name="ce2" office:value-type="string">
            <text:p><text:a xlink:href="http://office.microsoft.com/de-de/excel-help/redir/HA102753049.aspx?CTT=5&amp;origin=HA102753227" xlink:type="simple">DISAGIO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8.aspx?CTT=5&amp;origin=HA102753227" xlink:type="simple">DMAX function</text:a></text:p>
          </table:table-cell>
          <table:table-cell table:style-name="ce2" office:value-type="string">
            <text:p><text:a xlink:href="http://office.microsoft.com/de-de/excel-help/redir/HA102753048.aspx?CTT=5&amp;origin=HA102753227" xlink:type="simple">DBMA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7.aspx?CTT=5&amp;origin=HA102753227" xlink:type="simple">DMIN function</text:a></text:p>
          </table:table-cell>
          <table:table-cell table:style-name="ce2" office:value-type="string">
            <text:p><text:a xlink:href="http://office.microsoft.com/de-de/excel-help/redir/HA102753047.aspx?CTT=5&amp;origin=HA102753227" xlink:type="simple">DBM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6.aspx?CTT=5&amp;origin=HA102753227" xlink:type="simple">DOLLAR function</text:a></text:p>
          </table:table-cell>
          <table:table-cell table:style-name="ce2" office:value-type="string">
            <text:p><text:a xlink:href="http://office.microsoft.com/de-de/excel-help/redir/HA102753046.aspx?CTT=5&amp;origin=HA102753227" xlink:type="simple">DM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5.aspx?CTT=5&amp;origin=HA102753227" xlink:type="simple">DOLLARDE function</text:a></text:p>
          </table:table-cell>
          <table:table-cell table:style-name="ce2" office:value-type="string">
            <text:p><text:a xlink:href="http://office.microsoft.com/de-de/excel-help/redir/HA102753045.aspx?CTT=5&amp;origin=HA102753227" xlink:type="simple">NOTIERUNGDE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4.aspx?CTT=5&amp;origin=HA102753227" xlink:type="simple">DOLLARFR function</text:a></text:p>
          </table:table-cell>
          <table:table-cell table:style-name="ce2" office:value-type="string">
            <text:p><text:a xlink:href="http://office.microsoft.com/de-de/excel-help/redir/HA102753044.aspx?CTT=5&amp;origin=HA102753227" xlink:type="simple">NOTIERUNGBR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3.aspx?CTT=5&amp;origin=HA102753227" xlink:type="simple">DPRODUCT function</text:a></text:p>
          </table:table-cell>
          <table:table-cell table:style-name="ce2" office:value-type="string">
            <text:p><text:a xlink:href="http://office.microsoft.com/de-de/excel-help/redir/HA102753043.aspx?CTT=5&amp;origin=HA102753227" xlink:type="simple">DBPRODU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2.aspx?CTT=5&amp;origin=HA102753227" xlink:type="simple">DSTDEV function</text:a></text:p>
          </table:table-cell>
          <table:table-cell table:style-name="ce2" office:value-type="string">
            <text:p><text:a xlink:href="http://office.microsoft.com/de-de/excel-help/redir/HA102753042.aspx?CTT=5&amp;origin=HA102753227" xlink:type="simple">DBSTDA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1.aspx?CTT=5&amp;origin=HA102753227" xlink:type="simple">DSTDEVP function</text:a></text:p>
          </table:table-cell>
          <table:table-cell table:style-name="ce2" office:value-type="string">
            <text:p><text:a xlink:href="http://office.microsoft.com/de-de/excel-help/redir/HA102753041.aspx?CTT=5&amp;origin=HA102753227" xlink:type="simple">DBSTDABW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40.aspx?CTT=5&amp;origin=HA102753227" xlink:type="simple">DSUM function</text:a></text:p>
          </table:table-cell>
          <table:table-cell table:style-name="ce2" office:value-type="string">
            <text:p><text:a xlink:href="http://office.microsoft.com/de-de/excel-help/redir/HA102753040.aspx?CTT=5&amp;origin=HA102753227" xlink:type="simple">DBSUMM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9.aspx?CTT=5&amp;origin=HA102753227" xlink:type="simple">DURATION function</text:a></text:p>
          </table:table-cell>
          <table:table-cell table:style-name="ce2" office:value-type="string">
            <text:p><text:a xlink:href="http://office.microsoft.com/de-de/excel-help/redir/HA102753039.aspx?CTT=5&amp;origin=HA102753227" xlink:type="simple">DURATI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8.aspx?CTT=5&amp;origin=HA102753227" xlink:type="simple">DVAR function</text:a></text:p>
          </table:table-cell>
          <table:table-cell table:style-name="ce2" office:value-type="string">
            <text:p><text:a xlink:href="http://office.microsoft.com/de-de/excel-help/redir/HA102753038.aspx?CTT=5&amp;origin=HA102753227" xlink:type="simple">DBVARIA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7.aspx?CTT=5&amp;origin=HA102753227" xlink:type="simple">DVARP function</text:a></text:p>
          </table:table-cell>
          <table:table-cell table:style-name="ce2" office:value-type="string">
            <text:p><text:a xlink:href="http://office.microsoft.com/de-de/excel-help/redir/HA102753037.aspx?CTT=5&amp;origin=HA102753227" xlink:type="simple">DBVARIANZ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5.aspx?CTT=5&amp;origin=HA102753227" xlink:type="simple">EDATE function</text:a></text:p>
          </table:table-cell>
          <table:table-cell table:style-name="ce2" office:value-type="string">
            <text:p><text:a xlink:href="http://office.microsoft.com/de-de/excel-help/redir/HA102753035.aspx?CTT=5&amp;origin=HA102753227" xlink:type="simple">EDATUM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4.aspx?CTT=5&amp;origin=HA102753227" xlink:type="simple">EFFECT function</text:a></text:p>
          </table:table-cell>
          <table:table-cell table:style-name="ce2" office:value-type="string">
            <text:p><text:a xlink:href="http://office.microsoft.com/de-de/excel-help/redir/HA102753034.aspx?CTT=5&amp;origin=HA102753227" xlink:type="simple">EFFEKTI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80999.aspx?CTT=5&amp;origin=HA102753227" xlink:type="simple">ENCODEURL function</text:a></text:p>
          </table:table-cell>
          <table:table-cell table:style-name="ce2" office:value-type="string">
            <text:p><text:a xlink:href="http://office.microsoft.com/de-de/excel-help/redir/HA102780999.aspx?CTT=5&amp;origin=HA102753227" xlink:type="simple">URLCODIER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2.aspx?CTT=5&amp;origin=HA102753227" xlink:type="simple">EOMONTH function</text:a></text:p>
          </table:table-cell>
          <table:table-cell table:style-name="ce2" office:value-type="string">
            <text:p><text:a xlink:href="http://office.microsoft.com/de-de/excel-help/redir/HA102753032.aspx?CTT=5&amp;origin=HA102753227" xlink:type="simple">MONATSEN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1.aspx?CTT=5&amp;origin=HA102753227" xlink:type="simple">ERF function</text:a></text:p>
          </table:table-cell>
          <table:table-cell table:style-name="ce2" office:value-type="string">
            <text:p><text:a xlink:href="http://office.microsoft.com/de-de/excel-help/redir/HA102753031.aspx?CTT=5&amp;origin=HA102753227" xlink:type="simple">GAUSSFEHL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07.aspx?CTT=5&amp;origin=HA102753227" xlink:type="simple">ERF.PRECISE function</text:a></text:p>
          </table:table-cell>
          <table:table-cell table:style-name="ce2" office:value-type="string">
            <text:p><text:a xlink:href="http://office.microsoft.com/de-de/excel-help/redir/HA102752807.aspx?CTT=5&amp;origin=HA102753227" xlink:type="simple">GAUSSF.GENA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30.aspx?CTT=5&amp;origin=HA102753227" xlink:type="simple">ERFC function</text:a></text:p>
          </table:table-cell>
          <table:table-cell table:style-name="ce2" office:value-type="string">
            <text:p><text:a xlink:href="http://office.microsoft.com/de-de/excel-help/redir/HA102753030.aspx?CTT=5&amp;origin=HA102753227" xlink:type="simple">GAUSSFKOMP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06.aspx?CTT=5&amp;origin=HA102753227" xlink:type="simple">ERFC.PRECISE function</text:a></text:p>
          </table:table-cell>
          <table:table-cell table:style-name="ce2" office:value-type="string">
            <text:p><text:a xlink:href="http://office.microsoft.com/de-de/excel-help/redir/HA102752806.aspx?CTT=5&amp;origin=HA102753227" xlink:type="simple">GAUSSFKOMPL.GENA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9.aspx?CTT=5&amp;origin=HA102753227" xlink:type="simple">ERROR.TYPE function</text:a></text:p>
          </table:table-cell>
          <table:table-cell table:style-name="ce2" office:value-type="string">
            <text:p><text:a xlink:href="http://office.microsoft.com/de-de/excel-help/redir/HA102753029.aspx?CTT=5&amp;origin=HA102753227" xlink:type="simple">FEHLER.T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8.aspx?CTT=5&amp;origin=HA102753227" xlink:type="simple">EUROCONVERT function</text:a></text:p>
          </table:table-cell>
          <table:table-cell table:style-name="ce2" office:value-type="string">
            <text:p><text:a xlink:href="http://office.microsoft.com/de-de/excel-help/redir/HA102753028.aspx?CTT=5&amp;origin=HA102753227" xlink:type="simple">EUROCON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7.aspx?CTT=5&amp;origin=HA102753227" xlink:type="simple">EVEN function</text:a></text:p>
          </table:table-cell>
          <table:table-cell table:style-name="ce2" office:value-type="string">
            <text:p><text:a xlink:href="http://office.microsoft.com/de-de/excel-help/redir/HA102753027.aspx?CTT=5&amp;origin=HA102753227" xlink:type="simple">GERA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6.aspx?CTT=5&amp;origin=HA102753227" xlink:type="simple">EXACT function</text:a></text:p>
          </table:table-cell>
          <table:table-cell table:style-name="ce2" office:value-type="string">
            <text:p><text:a xlink:href="http://office.microsoft.com/de-de/excel-help/redir/HA102753026.aspx?CTT=5&amp;origin=HA102753227" xlink:type="simple">IDENTIS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5.aspx?CTT=5&amp;origin=HA102753227" xlink:type="simple">EXP function</text:a></text:p>
          </table:table-cell>
          <table:table-cell table:style-name="ce2" office:value-type="string">
            <text:p><text:a xlink:href="http://office.microsoft.com/de-de/excel-help/redir/HA102753025.aspx?CTT=5&amp;origin=HA102753227" xlink:type="simple">EX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9.aspx?CTT=5&amp;origin=HA102753227" xlink:type="simple">EXPON.DIST function</text:a></text:p>
          </table:table-cell>
          <table:table-cell table:style-name="ce2" office:value-type="string">
            <text:p><text:a xlink:href="http://office.microsoft.com/de-de/excel-help/redir/HA102753159.aspx?CTT=5&amp;origin=HA102753227" xlink:type="simple">EXPON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8.aspx?CTT=5&amp;origin=HA102753227" xlink:type="simple">EXPONDIST function</text:a></text:p>
          </table:table-cell>
          <table:table-cell table:style-name="ce2" office:value-type="string">
            <text:p><text:a xlink:href="http://office.microsoft.com/de-de/excel-help/redir/HA102753198.aspx?CTT=5&amp;origin=HA102753227" xlink:type="simple">EXPON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4.aspx?CTT=5&amp;origin=HA102753227" xlink:type="simple">FACT function</text:a></text:p>
          </table:table-cell>
          <table:table-cell table:style-name="ce2" office:value-type="string">
            <text:p><text:a xlink:href="http://office.microsoft.com/de-de/excel-help/redir/HA102753024.aspx?CTT=5&amp;origin=HA102753227" xlink:type="simple">FAKULTÄ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3.aspx?CTT=5&amp;origin=HA102753227" xlink:type="simple">FACTDOUBLE function</text:a></text:p>
          </table:table-cell>
          <table:table-cell table:style-name="ce2" office:value-type="string">
            <text:p><text:a xlink:href="http://office.microsoft.com/de-de/excel-help/redir/HA102753023.aspx?CTT=5&amp;origin=HA102753227" xlink:type="simple">ZWEIFAKULTÄ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22.aspx?CTT=5&amp;origin=HA102753227" xlink:type="simple">FALSE function</text:a></text:p>
          </table:table-cell>
          <table:table-cell table:style-name="ce2" office:value-type="string">
            <text:p><text:a xlink:href="http://office.microsoft.com/de-de/excel-help/redir/HA102753022.aspx?CTT=5&amp;origin=HA102753227" xlink:type="simple">FALS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3.aspx?CTT=5&amp;origin=HA102753227" xlink:type="simple">F.DIST function</text:a></text:p>
          </table:table-cell>
          <table:table-cell table:style-name="ce2" office:value-type="string">
            <text:p><text:a xlink:href="http://office.microsoft.com/de-de/excel-help/redir/HA102753243.aspx?CTT=5&amp;origin=HA102753227" xlink:type="simple">F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7.aspx?CTT=5&amp;origin=HA102753227" xlink:type="simple">FDIST function</text:a></text:p>
          </table:table-cell>
          <table:table-cell table:style-name="ce2" office:value-type="string">
            <text:p><text:a xlink:href="http://office.microsoft.com/de-de/excel-help/redir/HA102753197.aspx?CTT=5&amp;origin=HA102753227" xlink:type="simple">F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8.aspx?CTT=5&amp;origin=HA102753227" xlink:type="simple">F.DIST.RT function</text:a></text:p>
          </table:table-cell>
          <table:table-cell table:style-name="ce2" office:value-type="string">
            <text:p><text:a xlink:href="http://office.microsoft.com/de-de/excel-help/redir/HA102753158.aspx?CTT=5&amp;origin=HA102753227" xlink:type="simple">F.VERT.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81000.aspx?CTT=5&amp;origin=HA102753227" xlink:type="simple">FILTERXML function</text:a></text:p>
          </table:table-cell>
          <table:table-cell table:style-name="ce2" office:value-type="string">
            <text:p><text:a xlink:href="http://office.microsoft.com/de-de/excel-help/redir/HA102781000.aspx?CTT=5&amp;origin=HA102753227" xlink:type="simple">XMLFILTER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8.aspx?CTT=5&amp;origin=HA102753227" xlink:type="simple">FIND, FINDB functions</text:a></text:p>
          </table:table-cell>
          <table:table-cell table:style-name="ce2" office:value-type="string">
            <text:p><text:a xlink:href="http://office.microsoft.com/de-de/excel-help/redir/HA102753018.aspx?CTT=5&amp;origin=HA102753227" xlink:type="simple">FINDEN, FINDEN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2.aspx?CTT=5&amp;origin=HA102753227" xlink:type="simple">F.INV function</text:a></text:p>
          </table:table-cell>
          <table:table-cell table:style-name="ce2" office:value-type="string">
            <text:p><text:a xlink:href="http://office.microsoft.com/de-de/excel-help/redir/HA102753242.aspx?CTT=5&amp;origin=HA102753227" xlink:type="simple">F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7.aspx?CTT=5&amp;origin=HA102753227" xlink:type="simple">F.INV.RT function</text:a></text:p>
          </table:table-cell>
          <table:table-cell table:style-name="ce2" office:value-type="string">
            <text:p><text:a xlink:href="http://office.microsoft.com/de-de/excel-help/redir/HA102753157.aspx?CTT=5&amp;origin=HA102753227" xlink:type="simple">F.INV.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6.aspx?CTT=5&amp;origin=HA102753227" xlink:type="simple">FINV function</text:a></text:p>
          </table:table-cell>
          <table:table-cell table:style-name="ce2" office:value-type="string">
            <text:p><text:a xlink:href="http://office.microsoft.com/de-de/excel-help/redir/HA102753196.aspx?CTT=5&amp;origin=HA102753227" xlink:type="simple">F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6.aspx?CTT=5&amp;origin=HA102753227" xlink:type="simple">FISHER function</text:a></text:p>
          </table:table-cell>
          <table:table-cell table:style-name="ce2" office:value-type="string">
            <text:p><text:a xlink:href="http://office.microsoft.com/de-de/excel-help/redir/HA102753016.aspx?CTT=5&amp;origin=HA102753227" xlink:type="simple">FISH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5.aspx?CTT=5&amp;origin=HA102753227" xlink:type="simple">FISHERINV function</text:a></text:p>
          </table:table-cell>
          <table:table-cell table:style-name="ce2" office:value-type="string">
            <text:p><text:a xlink:href="http://office.microsoft.com/de-de/excel-help/redir/HA102753015.aspx?CTT=5&amp;origin=HA102753227" xlink:type="simple">FISHER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4.aspx?CTT=5&amp;origin=HA102753227" xlink:type="simple">FIXED function</text:a></text:p>
          </table:table-cell>
          <table:table-cell table:style-name="ce2" office:value-type="string">
            <text:p><text:a xlink:href="http://office.microsoft.com/de-de/excel-help/redir/HA102753014.aspx?CTT=5&amp;origin=HA102753227" xlink:type="simple">F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3.aspx?CTT=5&amp;origin=HA102753227" xlink:type="simple">FLOOR function</text:a></text:p>
          </table:table-cell>
          <table:table-cell table:style-name="ce2" office:value-type="string">
            <text:p><text:a xlink:href="http://office.microsoft.com/de-de/excel-help/redir/HA102753013.aspx?CTT=5&amp;origin=HA102753227" xlink:type="simple">UNTERGRENZ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9.aspx?CTT=5&amp;origin=HA102753227" xlink:type="simple">FLOOR.MATH function</text:a></text:p>
          </table:table-cell>
          <table:table-cell table:style-name="ce2" office:value-type="string">
            <text:p><text:a xlink:href="http://office.microsoft.com/de-de/excel-help/redir/HA102753279.aspx?CTT=5&amp;origin=HA102753227" xlink:type="simple">UNTERGRENZE.MATHEMATI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2.aspx?CTT=5&amp;origin=HA102753227" xlink:type="simple">FLOOR.PRECISE function</text:a></text:p>
          </table:table-cell>
          <table:table-cell table:style-name="ce2" office:value-type="string">
            <text:p><text:a xlink:href="http://office.microsoft.com/de-de/excel-help/redir/HA102753212.aspx?CTT=5&amp;origin=HA102753227" xlink:type="simple">UNTERGRENZE.GENA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2.aspx?CTT=5&amp;origin=HA102753227" xlink:type="simple">FORECAST function</text:a></text:p>
          </table:table-cell>
          <table:table-cell table:style-name="ce2" office:value-type="string">
            <text:p><text:a xlink:href="http://office.microsoft.com/de-de/excel-help/redir/HA102753012.aspx?CTT=5&amp;origin=HA102753227" xlink:type="simple">PROGNOS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0.aspx?CTT=5&amp;origin=HA102753227" xlink:type="simple">FORMULATEXT function</text:a></text:p>
          </table:table-cell>
          <table:table-cell table:style-name="ce2" office:value-type="string">
            <text:p><text:a xlink:href="http://office.microsoft.com/de-de/excel-help/redir/HA102753280.aspx?CTT=5&amp;origin=HA102753227" xlink:type="simple">FORMELTEX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1.aspx?CTT=5&amp;origin=HA102753227" xlink:type="simple">FREQUENCY function</text:a></text:p>
          </table:table-cell>
          <table:table-cell table:style-name="ce2" office:value-type="string">
            <text:p><text:a xlink:href="http://office.microsoft.com/de-de/excel-help/redir/HA102753011.aspx?CTT=5&amp;origin=HA102753227" xlink:type="simple">HÄUFIGKEI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6.aspx?CTT=5&amp;origin=HA102753227" xlink:type="simple">F.TEST function</text:a></text:p>
          </table:table-cell>
          <table:table-cell table:style-name="ce2" office:value-type="string">
            <text:p><text:a xlink:href="http://office.microsoft.com/de-de/excel-help/redir/HA102753156.aspx?CTT=5&amp;origin=HA102753227" xlink:type="simple">F.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5.aspx?CTT=5&amp;origin=HA102753227" xlink:type="simple">FTEST function</text:a></text:p>
          </table:table-cell>
          <table:table-cell table:style-name="ce2" office:value-type="string">
            <text:p><text:a xlink:href="http://office.microsoft.com/de-de/excel-help/redir/HA102753195.aspx?CTT=5&amp;origin=HA102753227" xlink:type="simple">F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10.aspx?CTT=5&amp;origin=HA102753227" xlink:type="simple">FV function</text:a></text:p>
          </table:table-cell>
          <table:table-cell table:style-name="ce2" office:value-type="string">
            <text:p><text:a xlink:href="http://office.microsoft.com/de-de/excel-help/redir/HA102753010.aspx?CTT=5&amp;origin=HA102753227" xlink:type="simple">Z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9.aspx?CTT=5&amp;origin=HA102753227" xlink:type="simple">FVSCHEDULE function</text:a></text:p>
          </table:table-cell>
          <table:table-cell table:style-name="ce2" office:value-type="string">
            <text:p><text:a xlink:href="http://office.microsoft.com/de-de/excel-help/redir/HA102753009.aspx?CTT=5&amp;origin=HA102753227" xlink:type="simple">ZW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7.aspx?CTT=5&amp;origin=HA102753227" xlink:type="simple">GAMMA function</text:a></text:p>
          </table:table-cell>
          <table:table-cell table:style-name="ce2" office:value-type="string">
            <text:p><text:a xlink:href="http://office.microsoft.com/de-de/excel-help/redir/HA102753277.aspx?CTT=5&amp;origin=HA102753227" xlink:type="simple">GAMM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5.aspx?CTT=5&amp;origin=HA102753227" xlink:type="simple">GAMMA.DIST function</text:a></text:p>
          </table:table-cell>
          <table:table-cell table:style-name="ce2" office:value-type="string">
            <text:p><text:a xlink:href="http://office.microsoft.com/de-de/excel-help/redir/HA102753155.aspx?CTT=5&amp;origin=HA102753227" xlink:type="simple">GAMMA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4.aspx?CTT=5&amp;origin=HA102753227" xlink:type="simple">GAMMADIST function</text:a></text:p>
          </table:table-cell>
          <table:table-cell table:style-name="ce2" office:value-type="string">
            <text:p><text:a xlink:href="http://office.microsoft.com/de-de/excel-help/redir/HA102753194.aspx?CTT=5&amp;origin=HA102753227" xlink:type="simple">GAMMA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4.aspx?CTT=5&amp;origin=HA102753227" xlink:type="simple">GAMMA.INV function</text:a></text:p>
          </table:table-cell>
          <table:table-cell table:style-name="ce2" office:value-type="string">
            <text:p><text:a xlink:href="http://office.microsoft.com/de-de/excel-help/redir/HA102753154.aspx?CTT=5&amp;origin=HA102753227" xlink:type="simple">GAMMA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3.aspx?CTT=5&amp;origin=HA102753227" xlink:type="simple">GAMMAINV function</text:a></text:p>
          </table:table-cell>
          <table:table-cell table:style-name="ce2" office:value-type="string">
            <text:p><text:a xlink:href="http://office.microsoft.com/de-de/excel-help/redir/HA102753193.aspx?CTT=5&amp;origin=HA102753227" xlink:type="simple">GAMMA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8.aspx?CTT=5&amp;origin=HA102753227" xlink:type="simple">GAMMALN function</text:a></text:p>
          </table:table-cell>
          <table:table-cell table:style-name="ce2" office:value-type="string">
            <text:p><text:a xlink:href="http://office.microsoft.com/de-de/excel-help/redir/HA102753008.aspx?CTT=5&amp;origin=HA102753227" xlink:type="simple">GAMMAL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05.aspx?CTT=5&amp;origin=HA102753227" xlink:type="simple">GAMMALN.PRECISE function</text:a></text:p>
          </table:table-cell>
          <table:table-cell table:style-name="ce2" office:value-type="string">
            <text:p><text:a xlink:href="http://office.microsoft.com/de-de/excel-help/redir/HA102752805.aspx?CTT=5&amp;origin=HA102753227" xlink:type="simple">GAMMALN.GENAU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8.aspx?CTT=5&amp;origin=HA102753227" xlink:type="simple">GAUSS function</text:a></text:p>
          </table:table-cell>
          <table:table-cell table:style-name="ce2" office:value-type="string">
            <text:p><text:a xlink:href="http://office.microsoft.com/de-de/excel-help/redir/HA102753278.aspx?CTT=5&amp;origin=HA102753227" xlink:type="simple">GAUS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7.aspx?CTT=5&amp;origin=HA102753227" xlink:type="simple">GCD function</text:a></text:p>
          </table:table-cell>
          <table:table-cell table:style-name="ce2" office:value-type="string">
            <text:p><text:a xlink:href="http://office.microsoft.com/de-de/excel-help/redir/HA102753007.aspx?CTT=5&amp;origin=HA102753227" xlink:type="simple">GG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6.aspx?CTT=5&amp;origin=HA102753227" xlink:type="simple">GEOMEAN function</text:a></text:p>
          </table:table-cell>
          <table:table-cell table:style-name="ce2" office:value-type="string">
            <text:p><text:a xlink:href="http://office.microsoft.com/de-de/excel-help/redir/HA102753006.aspx?CTT=5&amp;origin=HA102753227" xlink:type="simple">GEOMITT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5.aspx?CTT=5&amp;origin=HA102753227" xlink:type="simple">GESTEP function</text:a></text:p>
          </table:table-cell>
          <table:table-cell table:style-name="ce2" office:value-type="string">
            <text:p><text:a xlink:href="http://office.microsoft.com/de-de/excel-help/redir/HA102753005.aspx?CTT=5&amp;origin=HA102753227" xlink:type="simple">GGANZ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4.aspx?CTT=5&amp;origin=HA102753227" xlink:type="simple">GETPIVOTDATA function</text:a></text:p>
          </table:table-cell>
          <table:table-cell table:style-name="ce2" office:value-type="string">
            <text:p><text:a xlink:href="http://office.microsoft.com/de-de/excel-help/redir/HA102753004.aspx?CTT=5&amp;origin=HA102753227" xlink:type="simple">PIVOTDATENZUORDN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3.aspx?CTT=5&amp;origin=HA102753227" xlink:type="simple">GROWTH function</text:a></text:p>
          </table:table-cell>
          <table:table-cell table:style-name="ce2" office:value-type="string">
            <text:p><text:a xlink:href="http://office.microsoft.com/de-de/excel-help/redir/HA102753003.aspx?CTT=5&amp;origin=HA102753227" xlink:type="simple">VARIATI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2.aspx?CTT=5&amp;origin=HA102753227" xlink:type="simple">HARMEAN function</text:a></text:p>
          </table:table-cell>
          <table:table-cell table:style-name="ce2" office:value-type="string">
            <text:p><text:a xlink:href="http://office.microsoft.com/de-de/excel-help/redir/HA102753002.aspx?CTT=5&amp;origin=HA102753227" xlink:type="simple">HARMITT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1.aspx?CTT=5&amp;origin=HA102753227" xlink:type="simple">HEX2BIN function</text:a></text:p>
          </table:table-cell>
          <table:table-cell table:style-name="ce2" office:value-type="string">
            <text:p><text:a xlink:href="http://office.microsoft.com/de-de/excel-help/redir/HA102753001.aspx?CTT=5&amp;origin=HA102753227" xlink:type="simple">HEXINB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000.aspx?CTT=5&amp;origin=HA102753227" xlink:type="simple">HEX2DEC function</text:a></text:p>
          </table:table-cell>
          <table:table-cell table:style-name="ce2" office:value-type="string">
            <text:p><text:a xlink:href="http://office.microsoft.com/de-de/excel-help/redir/HA102753000.aspx?CTT=5&amp;origin=HA102753227" xlink:type="simple">HEXINDE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9.aspx?CTT=5&amp;origin=HA102753227" xlink:type="simple">HEX2OCT function</text:a></text:p>
          </table:table-cell>
          <table:table-cell table:style-name="ce2" office:value-type="string">
            <text:p><text:a xlink:href="http://office.microsoft.com/de-de/excel-help/redir/HA102752999.aspx?CTT=5&amp;origin=HA102753227" xlink:type="simple">HEXINO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7.aspx?CTT=5&amp;origin=HA102753227" xlink:type="simple">HLOOKUP function</text:a></text:p>
          </table:table-cell>
          <table:table-cell table:style-name="ce2" office:value-type="string">
            <text:p><text:a xlink:href="http://office.microsoft.com/de-de/excel-help/redir/HA102752997.aspx?CTT=5&amp;origin=HA102753227" xlink:type="simple">WVERWE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6.aspx?CTT=5&amp;origin=HA102753227" xlink:type="simple">HOUR function</text:a></text:p>
          </table:table-cell>
          <table:table-cell table:style-name="ce2" office:value-type="string">
            <text:p><text:a xlink:href="http://office.microsoft.com/de-de/excel-help/redir/HA102752996.aspx?CTT=5&amp;origin=HA102753227" xlink:type="simple">STUN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5.aspx?CTT=5&amp;origin=HA102753227" xlink:type="simple">HYPERLINK function</text:a></text:p>
          </table:table-cell>
          <table:table-cell table:style-name="ce2" office:value-type="string">
            <text:p><text:a xlink:href="http://office.microsoft.com/de-de/excel-help/redir/HA102752995.aspx?CTT=5&amp;origin=HA102753227" xlink:type="simple">HYPERLINK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3.aspx?CTT=5&amp;origin=HA102753227" xlink:type="simple">HYPGEOM.DIST function</text:a></text:p>
          </table:table-cell>
          <table:table-cell table:style-name="ce2" office:value-type="string">
            <text:p><text:a xlink:href="http://office.microsoft.com/de-de/excel-help/redir/HA102753153.aspx?CTT=5&amp;origin=HA102753227" xlink:type="simple">HYPGEOM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2.aspx?CTT=5&amp;origin=HA102753227" xlink:type="simple">HYPGEOMDIST function</text:a></text:p>
          </table:table-cell>
          <table:table-cell table:style-name="ce2" office:value-type="string">
            <text:p><text:a xlink:href="http://office.microsoft.com/de-de/excel-help/redir/HA102753192.aspx?CTT=5&amp;origin=HA102753227" xlink:type="simple">HYPGEO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4.aspx?CTT=5&amp;origin=HA102753227" xlink:type="simple">IF function</text:a></text:p>
          </table:table-cell>
          <table:table-cell table:style-name="ce2" office:value-type="string">
            <text:p><text:a xlink:href="http://office.microsoft.com/de-de/excel-help/redir/HA102752994.aspx?CTT=5&amp;origin=HA102753227" xlink:type="simple">WEN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8.aspx?CTT=5&amp;origin=HA102753227" xlink:type="simple">IFERROR function</text:a></text:p>
          </table:table-cell>
          <table:table-cell table:style-name="ce2" office:value-type="string">
            <text:p><text:a xlink:href="http://office.microsoft.com/de-de/excel-help/redir/HA102753228.aspx?CTT=5&amp;origin=HA102753227" xlink:type="simple">WENNFEHL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1.aspx?CTT=5&amp;origin=HA102753227" xlink:type="simple">IFNA function</text:a></text:p>
          </table:table-cell>
          <table:table-cell table:style-name="ce2" office:value-type="string">
            <text:p><text:a xlink:href="http://office.microsoft.com/de-de/excel-help/redir/HA102753281.aspx?CTT=5&amp;origin=HA102753227" xlink:type="simple">WENN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3.aspx?CTT=5&amp;origin=HA102753227" xlink:type="simple">IMABS function</text:a></text:p>
          </table:table-cell>
          <table:table-cell table:style-name="ce2" office:value-type="string">
            <text:p><text:a xlink:href="http://office.microsoft.com/de-de/excel-help/redir/HA102752993.aspx?CTT=5&amp;origin=HA102753227" xlink:type="simple">IMAB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2.aspx?CTT=5&amp;origin=HA102753227" xlink:type="simple">IMAGINARY function</text:a></text:p>
          </table:table-cell>
          <table:table-cell table:style-name="ce2" office:value-type="string">
            <text:p><text:a xlink:href="http://office.microsoft.com/de-de/excel-help/redir/HA102752992.aspx?CTT=5&amp;origin=HA102753227" xlink:type="simple">IMAGINÄRTEI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1.aspx?CTT=5&amp;origin=HA102753227" xlink:type="simple">IMARGUMENT function</text:a></text:p>
          </table:table-cell>
          <table:table-cell table:style-name="ce2" office:value-type="string">
            <text:p><text:a xlink:href="http://office.microsoft.com/de-de/excel-help/redir/HA102752991.aspx?CTT=5&amp;origin=HA102753227" xlink:type="simple">IMARGUMEN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90.aspx?CTT=5&amp;origin=HA102753227" xlink:type="simple">IMCONJUGATE function</text:a></text:p>
          </table:table-cell>
          <table:table-cell table:style-name="ce2" office:value-type="string">
            <text:p><text:a xlink:href="http://office.microsoft.com/de-de/excel-help/redir/HA102752990.aspx?CTT=5&amp;origin=HA102753227" xlink:type="simple">IMKONJUGIER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9.aspx?CTT=5&amp;origin=HA102753227" xlink:type="simple">IMCOS function</text:a></text:p>
          </table:table-cell>
          <table:table-cell table:style-name="ce2" office:value-type="string">
            <text:p><text:a xlink:href="http://office.microsoft.com/de-de/excel-help/redir/HA102752989.aspx?CTT=5&amp;origin=HA102753227" xlink:type="simple">IMCO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2.aspx?CTT=5&amp;origin=HA102753227" xlink:type="simple">IMCOSH function</text:a></text:p>
          </table:table-cell>
          <table:table-cell table:style-name="ce2" office:value-type="string">
            <text:p><text:a xlink:href="http://office.microsoft.com/de-de/excel-help/redir/HA102753282.aspx?CTT=5&amp;origin=HA102753227" xlink:type="simple">IMCOS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3.aspx?CTT=5&amp;origin=HA102753227" xlink:type="simple">IMCOT function</text:a></text:p>
          </table:table-cell>
          <table:table-cell table:style-name="ce2" office:value-type="string">
            <text:p><text:a xlink:href="http://office.microsoft.com/de-de/excel-help/redir/HA102753283.aspx?CTT=5&amp;origin=HA102753227" xlink:type="simple">IMCO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4.aspx?CTT=5&amp;origin=HA102753227" xlink:type="simple">IMCSC function</text:a></text:p>
          </table:table-cell>
          <table:table-cell table:style-name="ce2" office:value-type="string">
            <text:p><text:a xlink:href="http://office.microsoft.com/de-de/excel-help/redir/HA102753284.aspx?CTT=5&amp;origin=HA102753227" xlink:type="simple">IMCOSE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5.aspx?CTT=5&amp;origin=HA102753227" xlink:type="simple">IMCSCH function</text:a></text:p>
          </table:table-cell>
          <table:table-cell table:style-name="ce2" office:value-type="string">
            <text:p><text:a xlink:href="http://office.microsoft.com/de-de/excel-help/redir/HA102753285.aspx?CTT=5&amp;origin=HA102753227" xlink:type="simple">IMCOSEC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8.aspx?CTT=5&amp;origin=HA102753227" xlink:type="simple">IMDIV function</text:a></text:p>
          </table:table-cell>
          <table:table-cell table:style-name="ce2" office:value-type="string">
            <text:p><text:a xlink:href="http://office.microsoft.com/de-de/excel-help/redir/HA102752988.aspx?CTT=5&amp;origin=HA102753227" xlink:type="simple">IMDI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7.aspx?CTT=5&amp;origin=HA102753227" xlink:type="simple">IMEXP function</text:a></text:p>
          </table:table-cell>
          <table:table-cell table:style-name="ce2" office:value-type="string">
            <text:p><text:a xlink:href="http://office.microsoft.com/de-de/excel-help/redir/HA102752987.aspx?CTT=5&amp;origin=HA102753227" xlink:type="simple">IMEX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6.aspx?CTT=5&amp;origin=HA102753227" xlink:type="simple">IMLN function</text:a></text:p>
          </table:table-cell>
          <table:table-cell table:style-name="ce2" office:value-type="string">
            <text:p><text:a xlink:href="http://office.microsoft.com/de-de/excel-help/redir/HA102752986.aspx?CTT=5&amp;origin=HA102753227" xlink:type="simple">IML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5.aspx?CTT=5&amp;origin=HA102753227" xlink:type="simple">IMLOG10 function</text:a></text:p>
          </table:table-cell>
          <table:table-cell table:style-name="ce2" office:value-type="string">
            <text:p><text:a xlink:href="http://office.microsoft.com/de-de/excel-help/redir/HA102752985.aspx?CTT=5&amp;origin=HA102753227" xlink:type="simple">IMLOG10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4.aspx?CTT=5&amp;origin=HA102753227" xlink:type="simple">IMLOG2 function</text:a></text:p>
          </table:table-cell>
          <table:table-cell table:style-name="ce2" office:value-type="string">
            <text:p><text:a xlink:href="http://office.microsoft.com/de-de/excel-help/redir/HA102752984.aspx?CTT=5&amp;origin=HA102753227" xlink:type="simple">IMLOG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3.aspx?CTT=5&amp;origin=HA102753227" xlink:type="simple">IMPOWER function</text:a></text:p>
          </table:table-cell>
          <table:table-cell table:style-name="ce2" office:value-type="string">
            <text:p><text:a xlink:href="http://office.microsoft.com/de-de/excel-help/redir/HA102752983.aspx?CTT=5&amp;origin=HA102753227" xlink:type="simple">IMAPOTE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2.aspx?CTT=5&amp;origin=HA102753227" xlink:type="simple">IMPRODUCT function</text:a></text:p>
          </table:table-cell>
          <table:table-cell table:style-name="ce2" office:value-type="string">
            <text:p><text:a xlink:href="http://office.microsoft.com/de-de/excel-help/redir/HA102752982.aspx?CTT=5&amp;origin=HA102753227" xlink:type="simple">IMPRODU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1.aspx?CTT=5&amp;origin=HA102753227" xlink:type="simple">IMREAL function</text:a></text:p>
          </table:table-cell>
          <table:table-cell table:style-name="ce2" office:value-type="string">
            <text:p><text:a xlink:href="http://office.microsoft.com/de-de/excel-help/redir/HA102752981.aspx?CTT=5&amp;origin=HA102753227" xlink:type="simple">IMREALTEI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7.aspx?CTT=5&amp;origin=HA102753227" xlink:type="simple">IMSEC function</text:a></text:p>
          </table:table-cell>
          <table:table-cell table:style-name="ce2" office:value-type="string">
            <text:p><text:a xlink:href="http://office.microsoft.com/de-de/excel-help/redir/HA102753287.aspx?CTT=5&amp;origin=HA102753227" xlink:type="simple">IMSE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8.aspx?CTT=5&amp;origin=HA102753227" xlink:type="simple">IMSECH function</text:a></text:p>
          </table:table-cell>
          <table:table-cell table:style-name="ce2" office:value-type="string">
            <text:p><text:a xlink:href="http://office.microsoft.com/de-de/excel-help/redir/HA102753288.aspx?CTT=5&amp;origin=HA102753227" xlink:type="simple">IMSEC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80.aspx?CTT=5&amp;origin=HA102753227" xlink:type="simple">IMSIN function</text:a></text:p>
          </table:table-cell>
          <table:table-cell table:style-name="ce2" office:value-type="string">
            <text:p><text:a xlink:href="http://office.microsoft.com/de-de/excel-help/redir/HA102752980.aspx?CTT=5&amp;origin=HA102753227" xlink:type="simple">IMS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9.aspx?CTT=5&amp;origin=HA102753227" xlink:type="simple">IMSINH function</text:a></text:p>
          </table:table-cell>
          <table:table-cell table:style-name="ce2" office:value-type="string">
            <text:p><text:a xlink:href="http://office.microsoft.com/de-de/excel-help/redir/HA102753289.aspx?CTT=5&amp;origin=HA102753227" xlink:type="simple">IMSIN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9.aspx?CTT=5&amp;origin=HA102753227" xlink:type="simple">IMSQRT function</text:a></text:p>
          </table:table-cell>
          <table:table-cell table:style-name="ce2" office:value-type="string">
            <text:p><text:a xlink:href="http://office.microsoft.com/de-de/excel-help/redir/HA102752979.aspx?CTT=5&amp;origin=HA102753227" xlink:type="simple">IMWURZ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8.aspx?CTT=5&amp;origin=HA102753227" xlink:type="simple">IMSUB function</text:a></text:p>
          </table:table-cell>
          <table:table-cell table:style-name="ce2" office:value-type="string">
            <text:p><text:a xlink:href="http://office.microsoft.com/de-de/excel-help/redir/HA102752978.aspx?CTT=5&amp;origin=HA102753227" xlink:type="simple">IMSU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7.aspx?CTT=5&amp;origin=HA102753227" xlink:type="simple">IMSUM function</text:a></text:p>
          </table:table-cell>
          <table:table-cell table:style-name="ce2" office:value-type="string">
            <text:p><text:a xlink:href="http://office.microsoft.com/de-de/excel-help/redir/HA102752977.aspx?CTT=5&amp;origin=HA102753227" xlink:type="simple">IMSUMM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86.aspx?CTT=5&amp;origin=HA102753227" xlink:type="simple">IMTAN function</text:a></text:p>
          </table:table-cell>
          <table:table-cell table:style-name="ce2" office:value-type="string">
            <text:p><text:a xlink:href="http://office.microsoft.com/de-de/excel-help/redir/HA102753286.aspx?CTT=5&amp;origin=HA102753227" xlink:type="simple">IMTA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6.aspx?CTT=5&amp;origin=HA102753227" xlink:type="simple">INDEX function</text:a></text:p>
          </table:table-cell>
          <table:table-cell table:style-name="ce2" office:value-type="string">
            <text:p><text:a xlink:href="http://office.microsoft.com/de-de/excel-help/redir/HA102752976.aspx?CTT=5&amp;origin=HA102753227" xlink:type="simple">INDE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5.aspx?CTT=5&amp;origin=HA102753227" xlink:type="simple">INDIRECT function</text:a></text:p>
          </table:table-cell>
          <table:table-cell table:style-name="ce2" office:value-type="string">
            <text:p><text:a xlink:href="http://office.microsoft.com/de-de/excel-help/redir/HA102752975.aspx?CTT=5&amp;origin=HA102753227" xlink:type="simple">INDIRE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4.aspx?CTT=5&amp;origin=HA102753227" xlink:type="simple">INFO function</text:a></text:p>
          </table:table-cell>
          <table:table-cell table:style-name="ce2" office:value-type="string">
            <text:p><text:a xlink:href="http://office.microsoft.com/de-de/excel-help/redir/HA102752974.aspx?CTT=5&amp;origin=HA102753227" xlink:type="simple">INFO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2.aspx?CTT=5&amp;origin=HA102753227" xlink:type="simple">INT function</text:a></text:p>
          </table:table-cell>
          <table:table-cell table:style-name="ce2" office:value-type="string">
            <text:p><text:a xlink:href="http://office.microsoft.com/de-de/excel-help/redir/HA102752972.aspx?CTT=5&amp;origin=HA102753227" xlink:type="simple">GANZ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1.aspx?CTT=5&amp;origin=HA102753227" xlink:type="simple">INTERCEPT function</text:a></text:p>
          </table:table-cell>
          <table:table-cell table:style-name="ce2" office:value-type="string">
            <text:p><text:a xlink:href="http://office.microsoft.com/de-de/excel-help/redir/HA102752971.aspx?CTT=5&amp;origin=HA102753227" xlink:type="simple">ACHSENABSCHNIT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70.aspx?CTT=5&amp;origin=HA102753227" xlink:type="simple">INTRATE function</text:a></text:p>
          </table:table-cell>
          <table:table-cell table:style-name="ce2" office:value-type="string">
            <text:p><text:a xlink:href="http://office.microsoft.com/de-de/excel-help/redir/HA102752970.aspx?CTT=5&amp;origin=HA102753227" xlink:type="simple">ZINSSAT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8.aspx?CTT=5&amp;origin=HA102753227" xlink:type="simple">IPMT function</text:a></text:p>
          </table:table-cell>
          <table:table-cell table:style-name="ce2" office:value-type="string">
            <text:p><text:a xlink:href="http://office.microsoft.com/de-de/excel-help/redir/HA102752968.aspx?CTT=5&amp;origin=HA102753227" xlink:type="simple">ZINS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7.aspx?CTT=5&amp;origin=HA102753227" xlink:type="simple">IRR function</text:a></text:p>
          </table:table-cell>
          <table:table-cell table:style-name="ce2" office:value-type="string">
            <text:p><text:a xlink:href="http://office.microsoft.com/de-de/excel-help/redir/HA102752967.aspx?CTT=5&amp;origin=HA102753227" xlink:type="simple">IK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BLANK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LE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ERR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FE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ERROR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FEHL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5.aspx?CTT=5&amp;origin=HA102753227" xlink:type="simple">ISEVEN function</text:a></text:p>
          </table:table-cell>
          <table:table-cell table:style-name="ce2" office:value-type="string">
            <text:p><text:a xlink:href="http://office.microsoft.com/de-de/excel-help/redir/HA102752965.aspx?CTT=5&amp;origin=HA102753227" xlink:type="simple">ISTGERA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91.aspx?CTT=5&amp;origin=HA102753227" xlink:type="simple">ISFORMULA function</text:a></text:p>
          </table:table-cell>
          <table:table-cell table:style-name="ce2" office:value-type="string">
            <text:p><text:a xlink:href="http://office.microsoft.com/de-de/excel-help/redir/HA102753291.aspx?CTT=5&amp;origin=HA102753227" xlink:type="simple">ISTFORM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LOGICAL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LO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NA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NONTEXT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KTEX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NUMBER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ODD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UNGERA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REF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BEZU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6.aspx?CTT=5&amp;origin=HA102753227" xlink:type="simple">ISTEXT function</text:a></text:p>
          </table:table-cell>
          <table:table-cell table:style-name="ce2" office:value-type="string">
            <text:p><text:a xlink:href="http://office.microsoft.com/de-de/excel-help/redir/HA102752966.aspx?CTT=5&amp;origin=HA102753227" xlink:type="simple">ISTTEX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4.aspx?CTT=5&amp;origin=HA102753227" xlink:type="simple">ISO.CEILING function</text:a></text:p>
          </table:table-cell>
          <table:table-cell table:style-name="ce2" office:value-type="string">
            <text:p><text:a xlink:href="http://office.microsoft.com/de-de/excel-help/redir/HA102753214.aspx?CTT=5&amp;origin=HA102753227" xlink:type="simple">ISO.OBERGRENZ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90.aspx?CTT=5&amp;origin=HA102753227" xlink:type="simple">ISOWEEKNUM function</text:a></text:p>
          </table:table-cell>
          <table:table-cell table:style-name="ce2" office:value-type="string">
            <text:p><text:a xlink:href="http://office.microsoft.com/de-de/excel-help/redir/HA102753290.aspx?CTT=5&amp;origin=HA102753227" xlink:type="simple">ISOKALENDERWOCH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3.aspx?CTT=5&amp;origin=HA102753227" xlink:type="simple">ISPMT function</text:a></text:p>
          </table:table-cell>
          <table:table-cell table:style-name="ce2" office:value-type="string">
            <text:p><text:a xlink:href="http://office.microsoft.com/de-de/excel-help/redir/HA102752963.aspx?CTT=5&amp;origin=HA102753227" xlink:type="simple">ISPM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1.aspx?CTT=5&amp;origin=HA102753227" xlink:type="simple">KURT function</text:a></text:p>
          </table:table-cell>
          <table:table-cell table:style-name="ce2" office:value-type="string">
            <text:p><text:a xlink:href="http://office.microsoft.com/de-de/excel-help/redir/HA102752961.aspx?CTT=5&amp;origin=HA102753227" xlink:type="simple">KU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60.aspx?CTT=5&amp;origin=HA102753227" xlink:type="simple">LARGE function</text:a></text:p>
          </table:table-cell>
          <table:table-cell table:style-name="ce2" office:value-type="string">
            <text:p><text:a xlink:href="http://office.microsoft.com/de-de/excel-help/redir/HA102752960.aspx?CTT=5&amp;origin=HA102753227" xlink:type="simple">KGRÖSS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9.aspx?CTT=5&amp;origin=HA102753227" xlink:type="simple">LCM function</text:a></text:p>
          </table:table-cell>
          <table:table-cell table:style-name="ce2" office:value-type="string">
            <text:p><text:a xlink:href="http://office.microsoft.com/de-de/excel-help/redir/HA102752959.aspx?CTT=5&amp;origin=HA102753227" xlink:type="simple">KG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8.aspx?CTT=5&amp;origin=HA102753227" xlink:type="simple">LEFT, LEFTB functions</text:a></text:p>
          </table:table-cell>
          <table:table-cell table:style-name="ce2" office:value-type="string">
            <text:p><text:a xlink:href="http://office.microsoft.com/de-de/excel-help/redir/HA102752958.aspx?CTT=5&amp;origin=HA102753227" xlink:type="simple">LINKS, LINKS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7.aspx?CTT=5&amp;origin=HA102753227" xlink:type="simple">LEN, LENB functions</text:a></text:p>
          </table:table-cell>
          <table:table-cell table:style-name="ce2" office:value-type="string">
            <text:p><text:a xlink:href="http://office.microsoft.com/de-de/excel-help/redir/HA102752957.aspx?CTT=5&amp;origin=HA102753227" xlink:type="simple">LÄNGE, LÄNGE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6.aspx?CTT=5&amp;origin=HA102753227" xlink:type="simple">LINEST function</text:a></text:p>
          </table:table-cell>
          <table:table-cell table:style-name="ce2" office:value-type="string">
            <text:p><text:a xlink:href="http://office.microsoft.com/de-de/excel-help/redir/HA102752956.aspx?CTT=5&amp;origin=HA102753227" xlink:type="simple">RG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4.aspx?CTT=5&amp;origin=HA102753227" xlink:type="simple">LN function</text:a></text:p>
          </table:table-cell>
          <table:table-cell table:style-name="ce2" office:value-type="string">
            <text:p><text:a xlink:href="http://office.microsoft.com/de-de/excel-help/redir/HA102752954.aspx?CTT=5&amp;origin=HA102753227" xlink:type="simple">L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3.aspx?CTT=5&amp;origin=HA102753227" xlink:type="simple">LOG function</text:a></text:p>
          </table:table-cell>
          <table:table-cell table:style-name="ce2" office:value-type="string">
            <text:p><text:a xlink:href="http://office.microsoft.com/de-de/excel-help/redir/HA102752953.aspx?CTT=5&amp;origin=HA102753227" xlink:type="simple">LO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2.aspx?CTT=5&amp;origin=HA102753227" xlink:type="simple">LOG10 function</text:a></text:p>
          </table:table-cell>
          <table:table-cell table:style-name="ce2" office:value-type="string">
            <text:p><text:a xlink:href="http://office.microsoft.com/de-de/excel-help/redir/HA102752952.aspx?CTT=5&amp;origin=HA102753227" xlink:type="simple">LOG10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51.aspx?CTT=5&amp;origin=HA102753227" xlink:type="simple">LOGEST function</text:a></text:p>
          </table:table-cell>
          <table:table-cell table:style-name="ce2" office:value-type="string">
            <text:p><text:a xlink:href="http://office.microsoft.com/de-de/excel-help/redir/HA102752951.aspx?CTT=5&amp;origin=HA102753227" xlink:type="simple">RK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9.aspx?CTT=5&amp;origin=HA102753227" xlink:type="simple">LOGINV function</text:a></text:p>
          </table:table-cell>
          <table:table-cell table:style-name="ce2" office:value-type="string">
            <text:p><text:a xlink:href="http://office.microsoft.com/de-de/excel-help/redir/HA102752949.aspx?CTT=5&amp;origin=HA102753227" xlink:type="simple">LOG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2.aspx?CTT=5&amp;origin=HA102753227" xlink:type="simple">LOGNORM.DIST function</text:a></text:p>
          </table:table-cell>
          <table:table-cell table:style-name="ce2" office:value-type="string">
            <text:p><text:a xlink:href="http://office.microsoft.com/de-de/excel-help/redir/HA102753152.aspx?CTT=5&amp;origin=HA102753227" xlink:type="simple">LOGNORM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1.aspx?CTT=5&amp;origin=HA102753227" xlink:type="simple">LOGNORMDIST function</text:a></text:p>
          </table:table-cell>
          <table:table-cell table:style-name="ce2" office:value-type="string">
            <text:p><text:a xlink:href="http://office.microsoft.com/de-de/excel-help/redir/HA102753191.aspx?CTT=5&amp;origin=HA102753227" xlink:type="simple">LOGNOR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08.aspx?CTT=5&amp;origin=HA102753227" xlink:type="simple">LOGNORM.INV function</text:a></text:p>
          </table:table-cell>
          <table:table-cell table:style-name="ce2" office:value-type="string">
            <text:p><text:a xlink:href="http://office.microsoft.com/de-de/excel-help/redir/HA102752808.aspx?CTT=5&amp;origin=HA102753227" xlink:type="simple">LOGNORM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7.aspx?CTT=5&amp;origin=HA102753227" xlink:type="simple">LOOKUP function</text:a></text:p>
          </table:table-cell>
          <table:table-cell table:style-name="ce2" office:value-type="string">
            <text:p><text:a xlink:href="http://office.microsoft.com/de-de/excel-help/redir/HA102752947.aspx?CTT=5&amp;origin=HA102753227" xlink:type="simple">VERWE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6.aspx?CTT=5&amp;origin=HA102753227" xlink:type="simple">LOWER function</text:a></text:p>
          </table:table-cell>
          <table:table-cell table:style-name="ce2" office:value-type="string">
            <text:p><text:a xlink:href="http://office.microsoft.com/de-de/excel-help/redir/HA102752946.aspx?CTT=5&amp;origin=HA102753227" xlink:type="simple">KLE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5.aspx?CTT=5&amp;origin=HA102753227" xlink:type="simple">MATCH function</text:a></text:p>
          </table:table-cell>
          <table:table-cell table:style-name="ce2" office:value-type="string">
            <text:p><text:a xlink:href="http://office.microsoft.com/de-de/excel-help/redir/HA102752945.aspx?CTT=5&amp;origin=HA102753227" xlink:type="simple">VERGLEI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3.aspx?CTT=5&amp;origin=HA102753227" xlink:type="simple">MAX function</text:a></text:p>
          </table:table-cell>
          <table:table-cell table:style-name="ce2" office:value-type="string">
            <text:p><text:a xlink:href="http://office.microsoft.com/de-de/excel-help/redir/HA102752943.aspx?CTT=5&amp;origin=HA102753227" xlink:type="simple">MA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1.aspx?CTT=5&amp;origin=HA102753227" xlink:type="simple">MAXA function</text:a></text:p>
          </table:table-cell>
          <table:table-cell table:style-name="ce2" office:value-type="string">
            <text:p><text:a xlink:href="http://office.microsoft.com/de-de/excel-help/redir/HA102752941.aspx?CTT=5&amp;origin=HA102753227" xlink:type="simple">MAX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40.aspx?CTT=5&amp;origin=HA102753227" xlink:type="simple">MDETERM function</text:a></text:p>
          </table:table-cell>
          <table:table-cell table:style-name="ce2" office:value-type="string">
            <text:p><text:a xlink:href="http://office.microsoft.com/de-de/excel-help/redir/HA102752940.aspx?CTT=5&amp;origin=HA102753227" xlink:type="simple">MDE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9.aspx?CTT=5&amp;origin=HA102753227" xlink:type="simple">MDURATION function</text:a></text:p>
          </table:table-cell>
          <table:table-cell table:style-name="ce2" office:value-type="string">
            <text:p><text:a xlink:href="http://office.microsoft.com/de-de/excel-help/redir/HA102752939.aspx?CTT=5&amp;origin=HA102753227" xlink:type="simple">MDURATI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8.aspx?CTT=5&amp;origin=HA102753227" xlink:type="simple">MEDIAN function</text:a></text:p>
          </table:table-cell>
          <table:table-cell table:style-name="ce2" office:value-type="string">
            <text:p><text:a xlink:href="http://office.microsoft.com/de-de/excel-help/redir/HA102752938.aspx?CTT=5&amp;origin=HA102753227" xlink:type="simple">MEDIA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7.aspx?CTT=5&amp;origin=HA102753227" xlink:type="simple">MID, MIDB functions</text:a></text:p>
          </table:table-cell>
          <table:table-cell table:style-name="ce2" office:value-type="string">
            <text:p><text:a xlink:href="http://office.microsoft.com/de-de/excel-help/redir/HA102752937.aspx?CTT=5&amp;origin=HA102753227" xlink:type="simple">TEIL, TEIL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6.aspx?CTT=5&amp;origin=HA102753227" xlink:type="simple">MIN function</text:a></text:p>
          </table:table-cell>
          <table:table-cell table:style-name="ce2" office:value-type="string">
            <text:p><text:a xlink:href="http://office.microsoft.com/de-de/excel-help/redir/HA102752936.aspx?CTT=5&amp;origin=HA102753227" xlink:type="simple">M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5.aspx?CTT=5&amp;origin=HA102753227" xlink:type="simple">MINA function</text:a></text:p>
          </table:table-cell>
          <table:table-cell table:style-name="ce2" office:value-type="string">
            <text:p><text:a xlink:href="http://office.microsoft.com/de-de/excel-help/redir/HA102752935.aspx?CTT=5&amp;origin=HA102753227" xlink:type="simple">MIN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4.aspx?CTT=5&amp;origin=HA102753227" xlink:type="simple">MINUTE function</text:a></text:p>
          </table:table-cell>
          <table:table-cell table:style-name="ce2" office:value-type="string">
            <text:p><text:a xlink:href="http://office.microsoft.com/de-de/excel-help/redir/HA102752934.aspx?CTT=5&amp;origin=HA102753227" xlink:type="simple">MINU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3.aspx?CTT=5&amp;origin=HA102753227" xlink:type="simple">MINVERSE function</text:a></text:p>
          </table:table-cell>
          <table:table-cell table:style-name="ce2" office:value-type="string">
            <text:p><text:a xlink:href="http://office.microsoft.com/de-de/excel-help/redir/HA102752933.aspx?CTT=5&amp;origin=HA102753227" xlink:type="simple">M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2.aspx?CTT=5&amp;origin=HA102753227" xlink:type="simple">MIRR function</text:a></text:p>
          </table:table-cell>
          <table:table-cell table:style-name="ce2" office:value-type="string">
            <text:p><text:a xlink:href="http://office.microsoft.com/de-de/excel-help/redir/HA102752932.aspx?CTT=5&amp;origin=HA102753227" xlink:type="simple">QIK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1.aspx?CTT=5&amp;origin=HA102753227" xlink:type="simple">MMULT function</text:a></text:p>
          </table:table-cell>
          <table:table-cell table:style-name="ce2" office:value-type="string">
            <text:p><text:a xlink:href="http://office.microsoft.com/de-de/excel-help/redir/HA102752931.aspx?CTT=5&amp;origin=HA102753227" xlink:type="simple">MMUL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30.aspx?CTT=5&amp;origin=HA102753227" xlink:type="simple">MOD function</text:a></text:p>
          </table:table-cell>
          <table:table-cell table:style-name="ce2" office:value-type="string">
            <text:p><text:a xlink:href="http://office.microsoft.com/de-de/excel-help/redir/HA102752930.aspx?CTT=5&amp;origin=HA102753227" xlink:type="simple">R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90.aspx?CTT=5&amp;origin=HA102753227" xlink:type="simple">MODE function</text:a></text:p>
          </table:table-cell>
          <table:table-cell table:style-name="ce2" office:value-type="string">
            <text:p><text:a xlink:href="http://office.microsoft.com/de-de/excel-help/redir/HA102753190.aspx?CTT=5&amp;origin=HA102753227" xlink:type="simple">MODAL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2.aspx?CTT=5&amp;origin=HA102753227" xlink:type="simple">MODE.MULT function</text:a></text:p>
          </table:table-cell>
          <table:table-cell table:style-name="ce2" office:value-type="string">
            <text:p><text:a xlink:href="http://office.microsoft.com/de-de/excel-help/redir/HA102753222.aspx?CTT=5&amp;origin=HA102753227" xlink:type="simple">MODUS.VIELF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1.aspx?CTT=5&amp;origin=HA102753227" xlink:type="simple">MODE.SNGL function</text:a></text:p>
          </table:table-cell>
          <table:table-cell table:style-name="ce2" office:value-type="string">
            <text:p><text:a xlink:href="http://office.microsoft.com/de-de/excel-help/redir/HA102753151.aspx?CTT=5&amp;origin=HA102753227" xlink:type="simple">MODUS.EINF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9.aspx?CTT=5&amp;origin=HA102753227" xlink:type="simple">MONTH function</text:a></text:p>
          </table:table-cell>
          <table:table-cell table:style-name="ce2" office:value-type="string">
            <text:p><text:a xlink:href="http://office.microsoft.com/de-de/excel-help/redir/HA102752929.aspx?CTT=5&amp;origin=HA102753227" xlink:type="simple">MONA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8.aspx?CTT=5&amp;origin=HA102753227" xlink:type="simple">MROUND function</text:a></text:p>
          </table:table-cell>
          <table:table-cell table:style-name="ce2" office:value-type="string">
            <text:p><text:a xlink:href="http://office.microsoft.com/de-de/excel-help/redir/HA102752928.aspx?CTT=5&amp;origin=HA102753227" xlink:type="simple">VRUND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7.aspx?CTT=5&amp;origin=HA102753227" xlink:type="simple">MULTINOMIAL function</text:a></text:p>
          </table:table-cell>
          <table:table-cell table:style-name="ce2" office:value-type="string">
            <text:p><text:a xlink:href="http://office.microsoft.com/de-de/excel-help/redir/HA102752927.aspx?CTT=5&amp;origin=HA102753227" xlink:type="simple">POLYNOMIA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92.aspx?CTT=5&amp;origin=HA102753227" xlink:type="simple">MUNIT function</text:a></text:p>
          </table:table-cell>
          <table:table-cell table:style-name="ce2" office:value-type="string">
            <text:p><text:a xlink:href="http://office.microsoft.com/de-de/excel-help/redir/HA102753292.aspx?CTT=5&amp;origin=HA102753227" xlink:type="simple">MEINHEI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6.aspx?CTT=5&amp;origin=HA102753227" xlink:type="simple">N function</text:a></text:p>
          </table:table-cell>
          <table:table-cell table:style-name="ce2" office:value-type="string">
            <text:p><text:a xlink:href="http://office.microsoft.com/de-de/excel-help/redir/HA102752926.aspx?CTT=5&amp;origin=HA102753227" xlink:type="simple">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5.aspx?CTT=5&amp;origin=HA102753227" xlink:type="simple">NA function</text:a></text:p>
          </table:table-cell>
          <table:table-cell table:style-name="ce2" office:value-type="string">
            <text:p><text:a xlink:href="http://office.microsoft.com/de-de/excel-help/redir/HA102752925.aspx?CTT=5&amp;origin=HA102753227" xlink:type="simple">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9.aspx?CTT=5&amp;origin=HA102753227" xlink:type="simple">NEGBINOM.DIST function</text:a></text:p>
          </table:table-cell>
          <table:table-cell table:style-name="ce2" office:value-type="string">
            <text:p><text:a xlink:href="http://office.microsoft.com/de-de/excel-help/redir/HA102753149.aspx?CTT=5&amp;origin=HA102753227" xlink:type="simple">NEGBINOM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9.aspx?CTT=5&amp;origin=HA102753227" xlink:type="simple">NEGBINOMDIST function</text:a></text:p>
          </table:table-cell>
          <table:table-cell table:style-name="ce2" office:value-type="string">
            <text:p><text:a xlink:href="http://office.microsoft.com/de-de/excel-help/redir/HA102753189.aspx?CTT=5&amp;origin=HA102753227" xlink:type="simple">NEGBINO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4.aspx?CTT=5&amp;origin=HA102753227" xlink:type="simple">NETWORKDAYS function</text:a></text:p>
          </table:table-cell>
          <table:table-cell table:style-name="ce2" office:value-type="string">
            <text:p><text:a xlink:href="http://office.microsoft.com/de-de/excel-help/redir/HA102752924.aspx?CTT=5&amp;origin=HA102753227" xlink:type="simple">NETTOARBEITSTAG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6.aspx?CTT=5&amp;origin=HA102753227" xlink:type="simple">NETWORKDAYS.INTL function</text:a></text:p>
          </table:table-cell>
          <table:table-cell table:style-name="ce2" office:value-type="string">
            <text:p><text:a xlink:href="http://office.microsoft.com/de-de/excel-help/redir/HA102753216.aspx?CTT=5&amp;origin=HA102753227" xlink:type="simple">NETTOARBEITSTAGE.INT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459.aspx?CTT=5&amp;origin=HA102753227" xlink:type="simple">NOMINAL function</text:a></text:p>
          </table:table-cell>
          <table:table-cell table:style-name="ce2" office:value-type="string">
            <text:p><text:a xlink:href="http://office.microsoft.com/de-de/excel-help/redir/HA102753459.aspx?CTT=5&amp;origin=HA102753227" xlink:type="simple">NOMINA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8.aspx?CTT=5&amp;origin=HA102753227" xlink:type="simple">NORM.DIST function</text:a></text:p>
          </table:table-cell>
          <table:table-cell table:style-name="ce2" office:value-type="string">
            <text:p><text:a xlink:href="http://office.microsoft.com/de-de/excel-help/redir/HA102753148.aspx?CTT=5&amp;origin=HA102753227" xlink:type="simple">NORM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8.aspx?CTT=5&amp;origin=HA102753227" xlink:type="simple">NORMDIST function</text:a></text:p>
          </table:table-cell>
          <table:table-cell table:style-name="ce2" office:value-type="string">
            <text:p><text:a xlink:href="http://office.microsoft.com/de-de/excel-help/redir/HA102753188.aspx?CTT=5&amp;origin=HA102753227" xlink:type="simple">NOR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5.aspx?CTT=5&amp;origin=HA102753227" xlink:type="simple">NORMINV function</text:a></text:p>
          </table:table-cell>
          <table:table-cell table:style-name="ce2" office:value-type="string">
            <text:p><text:a xlink:href="http://office.microsoft.com/de-de/excel-help/redir/HA102753185.aspx?CTT=5&amp;origin=HA102753227" xlink:type="simple">NORM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6.aspx?CTT=5&amp;origin=HA102753227" xlink:type="simple">NORM.INV function</text:a></text:p>
          </table:table-cell>
          <table:table-cell table:style-name="ce2" office:value-type="string">
            <text:p><text:a xlink:href="http://office.microsoft.com/de-de/excel-help/redir/HA102753146.aspx?CTT=5&amp;origin=HA102753227" xlink:type="simple">NORM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5.aspx?CTT=5&amp;origin=HA102753227" xlink:type="simple">NORM.S.DIST function</text:a></text:p>
          </table:table-cell>
          <table:table-cell table:style-name="ce2" office:value-type="string">
            <text:p><text:a xlink:href="http://office.microsoft.com/de-de/excel-help/redir/HA102753145.aspx?CTT=5&amp;origin=HA102753227" xlink:type="simple">NORM.S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4.aspx?CTT=5&amp;origin=HA102753227" xlink:type="simple">NORMSDIST function</text:a></text:p>
          </table:table-cell>
          <table:table-cell table:style-name="ce2" office:value-type="string">
            <text:p><text:a xlink:href="http://office.microsoft.com/de-de/excel-help/redir/HA102753184.aspx?CTT=5&amp;origin=HA102753227" xlink:type="simple">NORM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4.aspx?CTT=5&amp;origin=HA102753227" xlink:type="simple">NORM.S.INV function</text:a></text:p>
          </table:table-cell>
          <table:table-cell table:style-name="ce2" office:value-type="string">
            <text:p><text:a xlink:href="http://office.microsoft.com/de-de/excel-help/redir/HA102753144.aspx?CTT=5&amp;origin=HA102753227" xlink:type="simple">NORM.S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3.aspx?CTT=5&amp;origin=HA102753227" xlink:type="simple">NORMSINV function</text:a></text:p>
          </table:table-cell>
          <table:table-cell table:style-name="ce2" office:value-type="string">
            <text:p><text:a xlink:href="http://office.microsoft.com/de-de/excel-help/redir/HA102753183.aspx?CTT=5&amp;origin=HA102753227" xlink:type="simple">STANDNORM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2.aspx?CTT=5&amp;origin=HA102753227" xlink:type="simple">NOT function</text:a></text:p>
          </table:table-cell>
          <table:table-cell table:style-name="ce2" office:value-type="string">
            <text:p><text:a xlink:href="http://office.microsoft.com/de-de/excel-help/redir/HA102752922.aspx?CTT=5&amp;origin=HA102753227" xlink:type="simple">NICH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1.aspx?CTT=5&amp;origin=HA102753227" xlink:type="simple">NOW function</text:a></text:p>
          </table:table-cell>
          <table:table-cell table:style-name="ce2" office:value-type="string">
            <text:p><text:a xlink:href="http://office.microsoft.com/de-de/excel-help/redir/HA102752921.aspx?CTT=5&amp;origin=HA102753227" xlink:type="simple">JETZ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20.aspx?CTT=5&amp;origin=HA102753227" xlink:type="simple">NPER function</text:a></text:p>
          </table:table-cell>
          <table:table-cell table:style-name="ce2" office:value-type="string">
            <text:p><text:a xlink:href="http://office.microsoft.com/de-de/excel-help/redir/HA102752920.aspx?CTT=5&amp;origin=HA102753227" xlink:type="simple">ZZ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9.aspx?CTT=5&amp;origin=HA102753227" xlink:type="simple">NPV function</text:a></text:p>
          </table:table-cell>
          <table:table-cell table:style-name="ce2" office:value-type="string">
            <text:p><text:a xlink:href="http://office.microsoft.com/de-de/excel-help/redir/HA102752919.aspx?CTT=5&amp;origin=HA102753227" xlink:type="simple">N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94.aspx?CTT=5&amp;origin=HA102753227" xlink:type="simple">NUMBERVALUE function</text:a></text:p>
          </table:table-cell>
          <table:table-cell table:style-name="ce2" office:value-type="string">
            <text:p><text:a xlink:href="http://office.microsoft.com/de-de/excel-help/redir/HA102753294.aspx?CTT=5&amp;origin=HA102753227" xlink:type="simple">ZAHLEN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8.aspx?CTT=5&amp;origin=HA102753227" xlink:type="simple">OCT2BIN function</text:a></text:p>
          </table:table-cell>
          <table:table-cell table:style-name="ce2" office:value-type="string">
            <text:p><text:a xlink:href="http://office.microsoft.com/de-de/excel-help/redir/HA102752918.aspx?CTT=5&amp;origin=HA102753227" xlink:type="simple">OKTINB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7.aspx?CTT=5&amp;origin=HA102753227" xlink:type="simple">OCT2DEC function</text:a></text:p>
          </table:table-cell>
          <table:table-cell table:style-name="ce2" office:value-type="string">
            <text:p><text:a xlink:href="http://office.microsoft.com/de-de/excel-help/redir/HA102752917.aspx?CTT=5&amp;origin=HA102753227" xlink:type="simple">OKTINDE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6.aspx?CTT=5&amp;origin=HA102753227" xlink:type="simple">OCT2HEX function</text:a></text:p>
          </table:table-cell>
          <table:table-cell table:style-name="ce2" office:value-type="string">
            <text:p><text:a xlink:href="http://office.microsoft.com/de-de/excel-help/redir/HA102752916.aspx?CTT=5&amp;origin=HA102753227" xlink:type="simple">OKTINHE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5.aspx?CTT=5&amp;origin=HA102753227" xlink:type="simple">ODD function</text:a></text:p>
          </table:table-cell>
          <table:table-cell table:style-name="ce2" office:value-type="string">
            <text:p><text:a xlink:href="http://office.microsoft.com/de-de/excel-help/redir/HA102752915.aspx?CTT=5&amp;origin=HA102753227" xlink:type="simple">UNGERA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4.aspx?CTT=5&amp;origin=HA102753227" xlink:type="simple">ODDFPRICE function</text:a></text:p>
          </table:table-cell>
          <table:table-cell table:style-name="ce2" office:value-type="string">
            <text:p><text:a xlink:href="http://office.microsoft.com/de-de/excel-help/redir/HA102752914.aspx?CTT=5&amp;origin=HA102753227" xlink:type="simple">UNREGER.KUR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3.aspx?CTT=5&amp;origin=HA102753227" xlink:type="simple">ODDFYIELD function</text:a></text:p>
          </table:table-cell>
          <table:table-cell table:style-name="ce2" office:value-type="string">
            <text:p><text:a xlink:href="http://office.microsoft.com/de-de/excel-help/redir/HA102752913.aspx?CTT=5&amp;origin=HA102753227" xlink:type="simple">UNREGER.REN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2.aspx?CTT=5&amp;origin=HA102753227" xlink:type="simple">ODDLPRICE function</text:a></text:p>
          </table:table-cell>
          <table:table-cell table:style-name="ce2" office:value-type="string">
            <text:p><text:a xlink:href="http://office.microsoft.com/de-de/excel-help/redir/HA102752912.aspx?CTT=5&amp;origin=HA102753227" xlink:type="simple">UNREGLE.KUR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1.aspx?CTT=5&amp;origin=HA102753227" xlink:type="simple">ODDLYIELD function</text:a></text:p>
          </table:table-cell>
          <table:table-cell table:style-name="ce2" office:value-type="string">
            <text:p><text:a xlink:href="http://office.microsoft.com/de-de/excel-help/redir/HA102752911.aspx?CTT=5&amp;origin=HA102753227" xlink:type="simple">UNREGLE.REN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10.aspx?CTT=5&amp;origin=HA102753227" xlink:type="simple">OFFSET function</text:a></text:p>
          </table:table-cell>
          <table:table-cell table:style-name="ce2" office:value-type="string">
            <text:p><text:a xlink:href="http://office.microsoft.com/de-de/excel-help/redir/HA102752910.aspx?CTT=5&amp;origin=HA102753227" xlink:type="simple">BEREICH.VERSCHIEB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9.aspx?CTT=5&amp;origin=HA102753227" xlink:type="simple">OR function</text:a></text:p>
          </table:table-cell>
          <table:table-cell table:style-name="ce2" office:value-type="string">
            <text:p><text:a xlink:href="http://office.microsoft.com/de-de/excel-help/redir/HA102752909.aspx?CTT=5&amp;origin=HA102753227" xlink:type="simple">OD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93.aspx?CTT=5&amp;origin=HA102753227" xlink:type="simple">PDURATION function</text:a></text:p>
          </table:table-cell>
          <table:table-cell table:style-name="ce2" office:value-type="string">
            <text:p><text:a xlink:href="http://office.microsoft.com/de-de/excel-help/redir/HA102753293.aspx?CTT=5&amp;origin=HA102753227" xlink:type="simple">PDURATI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7.aspx?CTT=5&amp;origin=HA102753227" xlink:type="simple">PEARSON function</text:a></text:p>
          </table:table-cell>
          <table:table-cell table:style-name="ce2" office:value-type="string">
            <text:p><text:a xlink:href="http://office.microsoft.com/de-de/excel-help/redir/HA102752907.aspx?CTT=5&amp;origin=HA102753227" xlink:type="simple">PEARS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9.aspx?CTT=5&amp;origin=HA102753227" xlink:type="simple">PERCENTILE.EXC function</text:a></text:p>
          </table:table-cell>
          <table:table-cell table:style-name="ce2" office:value-type="string">
            <text:p><text:a xlink:href="http://office.microsoft.com/de-de/excel-help/redir/HA102753219.aspx?CTT=5&amp;origin=HA102753227" xlink:type="simple">QUANTIL.EX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3.aspx?CTT=5&amp;origin=HA102753227" xlink:type="simple">PERCENTILE.INC function</text:a></text:p>
          </table:table-cell>
          <table:table-cell table:style-name="ce2" office:value-type="string">
            <text:p><text:a xlink:href="http://office.microsoft.com/de-de/excel-help/redir/HA102753143.aspx?CTT=5&amp;origin=HA102753227" xlink:type="simple">QUANTIL.IN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2.aspx?CTT=5&amp;origin=HA102753227" xlink:type="simple">PERCENTILE function</text:a></text:p>
          </table:table-cell>
          <table:table-cell table:style-name="ce2" office:value-type="string">
            <text:p><text:a xlink:href="http://office.microsoft.com/de-de/excel-help/redir/HA102753182.aspx?CTT=5&amp;origin=HA102753227" xlink:type="simple">QUANTI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8.aspx?CTT=5&amp;origin=HA102753227" xlink:type="simple">PERCENTRANK.EXC function</text:a></text:p>
          </table:table-cell>
          <table:table-cell table:style-name="ce2" office:value-type="string">
            <text:p><text:a xlink:href="http://office.microsoft.com/de-de/excel-help/redir/HA102753218.aspx?CTT=5&amp;origin=HA102753227" xlink:type="simple">QUANTILSRANG.EX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2.aspx?CTT=5&amp;origin=HA102753227" xlink:type="simple">PERCENTRANK.INC function</text:a></text:p>
          </table:table-cell>
          <table:table-cell table:style-name="ce2" office:value-type="string">
            <text:p><text:a xlink:href="http://office.microsoft.com/de-de/excel-help/redir/HA102753142.aspx?CTT=5&amp;origin=HA102753227" xlink:type="simple">QUANTILSRANG.IN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1.aspx?CTT=5&amp;origin=HA102753227" xlink:type="simple">PERCENTRANK function</text:a></text:p>
          </table:table-cell>
          <table:table-cell table:style-name="ce2" office:value-type="string">
            <text:p><text:a xlink:href="http://office.microsoft.com/de-de/excel-help/redir/HA102753181.aspx?CTT=5&amp;origin=HA102753227" xlink:type="simple">QUANTILSRAN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6.aspx?CTT=5&amp;origin=HA102753227" xlink:type="simple">PERMUT function</text:a></text:p>
          </table:table-cell>
          <table:table-cell table:style-name="ce2" office:value-type="string">
            <text:p><text:a xlink:href="http://office.microsoft.com/de-de/excel-help/redir/HA102752906.aspx?CTT=5&amp;origin=HA102753227" xlink:type="simple">VARIATION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4.aspx?CTT=5&amp;origin=HA102753227" xlink:type="simple">PERMUTATIONA function</text:a></text:p>
          </table:table-cell>
          <table:table-cell table:style-name="ce2" office:value-type="string">
            <text:p><text:a xlink:href="http://office.microsoft.com/de-de/excel-help/redir/HA102753264.aspx?CTT=5&amp;origin=HA102753227" xlink:type="simple">VARIATIONEN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5.aspx?CTT=5&amp;origin=HA102753227" xlink:type="simple">PHI function</text:a></text:p>
          </table:table-cell>
          <table:table-cell table:style-name="ce2" office:value-type="string">
            <text:p><text:a xlink:href="http://office.microsoft.com/de-de/excel-help/redir/HA102753265.aspx?CTT=5&amp;origin=HA102753227" xlink:type="simple">PHI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5.aspx?CTT=5&amp;origin=HA102753227" xlink:type="simple">PHONETIC function</text:a></text:p>
          </table:table-cell>
          <table:table-cell table:style-name="ce2" office:value-type="string">
            <text:p><text:a xlink:href="http://office.microsoft.com/de-de/excel-help/redir/HA102752905.aspx?CTT=5&amp;origin=HA102753227" xlink:type="simple">PHONETI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4.aspx?CTT=5&amp;origin=HA102753227" xlink:type="simple">PI function</text:a></text:p>
          </table:table-cell>
          <table:table-cell table:style-name="ce2" office:value-type="string">
            <text:p><text:a xlink:href="http://office.microsoft.com/de-de/excel-help/redir/HA102752904.aspx?CTT=5&amp;origin=HA102753227" xlink:type="simple">PI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3.aspx?CTT=5&amp;origin=HA102753227" xlink:type="simple">PMT function</text:a></text:p>
          </table:table-cell>
          <table:table-cell table:style-name="ce2" office:value-type="string">
            <text:p><text:a xlink:href="http://office.microsoft.com/de-de/excel-help/redir/HA102752903.aspx?CTT=5&amp;origin=HA102753227" xlink:type="simple">RM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1.aspx?CTT=5&amp;origin=HA102753227" xlink:type="simple">POISSON.DIST function</text:a></text:p>
          </table:table-cell>
          <table:table-cell table:style-name="ce2" office:value-type="string">
            <text:p><text:a xlink:href="http://office.microsoft.com/de-de/excel-help/redir/HA102753141.aspx?CTT=5&amp;origin=HA102753227" xlink:type="simple">POISSON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80.aspx?CTT=5&amp;origin=HA102753227" xlink:type="simple">POISSON function</text:a></text:p>
          </table:table-cell>
          <table:table-cell table:style-name="ce2" office:value-type="string">
            <text:p><text:a xlink:href="http://office.microsoft.com/de-de/excel-help/redir/HA102753180.aspx?CTT=5&amp;origin=HA102753227" xlink:type="simple">POISSO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2.aspx?CTT=5&amp;origin=HA102753227" xlink:type="simple">POWER function</text:a></text:p>
          </table:table-cell>
          <table:table-cell table:style-name="ce2" office:value-type="string">
            <text:p><text:a xlink:href="http://office.microsoft.com/de-de/excel-help/redir/HA102752902.aspx?CTT=5&amp;origin=HA102753227" xlink:type="simple">POTE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P010342774.aspx?CTT=5&amp;origin=HA102753227" xlink:type="simple">PPMT function</text:a></text:p>
          </table:table-cell>
          <table:table-cell table:style-name="ce2" office:value-type="string">
            <text:p><text:a xlink:href="http://office.microsoft.com/de-de/excel-help/redir/HP010342774.aspx?CTT=5&amp;origin=HA102753227" xlink:type="simple">KAP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900.aspx?CTT=5&amp;origin=HA102753227" xlink:type="simple">PRICE function</text:a></text:p>
          </table:table-cell>
          <table:table-cell table:style-name="ce2" office:value-type="string">
            <text:p><text:a xlink:href="http://office.microsoft.com/de-de/excel-help/redir/HA102752900.aspx?CTT=5&amp;origin=HA102753227" xlink:type="simple">KUR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9.aspx?CTT=5&amp;origin=HA102753227" xlink:type="simple">PRICEDISC function</text:a></text:p>
          </table:table-cell>
          <table:table-cell table:style-name="ce2" office:value-type="string">
            <text:p><text:a xlink:href="http://office.microsoft.com/de-de/excel-help/redir/HA102752899.aspx?CTT=5&amp;origin=HA102753227" xlink:type="simple">KURSDISAGIO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8.aspx?CTT=5&amp;origin=HA102753227" xlink:type="simple">PRICEMAT function</text:a></text:p>
          </table:table-cell>
          <table:table-cell table:style-name="ce2" office:value-type="string">
            <text:p><text:a xlink:href="http://office.microsoft.com/de-de/excel-help/redir/HA102752898.aspx?CTT=5&amp;origin=HA102753227" xlink:type="simple">KURSFÄLLI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7.aspx?CTT=5&amp;origin=HA102753227" xlink:type="simple">PROB function</text:a></text:p>
          </table:table-cell>
          <table:table-cell table:style-name="ce2" office:value-type="string">
            <text:p><text:a xlink:href="http://office.microsoft.com/de-de/excel-help/redir/HA102752897.aspx?CTT=5&amp;origin=HA102753227" xlink:type="simple">WAHRSCHBEREI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6.aspx?CTT=5&amp;origin=HA102753227" xlink:type="simple">PRODUCT function</text:a></text:p>
          </table:table-cell>
          <table:table-cell table:style-name="ce2" office:value-type="string">
            <text:p><text:a xlink:href="http://office.microsoft.com/de-de/excel-help/redir/HA102752896.aspx?CTT=5&amp;origin=HA102753227" xlink:type="simple">PRODU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5.aspx?CTT=5&amp;origin=HA102753227" xlink:type="simple">PROPER function</text:a></text:p>
          </table:table-cell>
          <table:table-cell table:style-name="ce2" office:value-type="string">
            <text:p><text:a xlink:href="http://office.microsoft.com/de-de/excel-help/redir/HA102752895.aspx?CTT=5&amp;origin=HA102753227" xlink:type="simple">GROSS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4.aspx?CTT=5&amp;origin=HA102753227" xlink:type="simple">PV function</text:a></text:p>
          </table:table-cell>
          <table:table-cell table:style-name="ce2" office:value-type="string">
            <text:p><text:a xlink:href="http://office.microsoft.com/de-de/excel-help/redir/HA102752894.aspx?CTT=5&amp;origin=HA102753227" xlink:type="simple">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9.aspx?CTT=5&amp;origin=HA102753227" xlink:type="simple">QUARTILE function</text:a></text:p>
          </table:table-cell>
          <table:table-cell table:style-name="ce2" office:value-type="string">
            <text:p><text:a xlink:href="http://office.microsoft.com/de-de/excel-help/redir/HA102753179.aspx?CTT=5&amp;origin=HA102753227" xlink:type="simple">QUARTIL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1.aspx?CTT=5&amp;origin=HA102753227" xlink:type="simple">QUARTILE.EXC function</text:a></text:p>
          </table:table-cell>
          <table:table-cell table:style-name="ce2" office:value-type="string">
            <text:p><text:a xlink:href="http://office.microsoft.com/de-de/excel-help/redir/HA102753221.aspx?CTT=5&amp;origin=HA102753227" xlink:type="simple">QUARTILE.EX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40.aspx?CTT=5&amp;origin=HA102753227" xlink:type="simple">QUARTILE.INC function</text:a></text:p>
          </table:table-cell>
          <table:table-cell table:style-name="ce2" office:value-type="string">
            <text:p><text:a xlink:href="http://office.microsoft.com/de-de/excel-help/redir/HA102753140.aspx?CTT=5&amp;origin=HA102753227" xlink:type="simple">QUARTILE.INK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3.aspx?CTT=5&amp;origin=HA102753227" xlink:type="simple">QUOTIENT function</text:a></text:p>
          </table:table-cell>
          <table:table-cell table:style-name="ce2" office:value-type="string">
            <text:p><text:a xlink:href="http://office.microsoft.com/de-de/excel-help/redir/HA102752893.aspx?CTT=5&amp;origin=HA102753227" xlink:type="simple">QUOTIEN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2.aspx?CTT=5&amp;origin=HA102753227" xlink:type="simple">RADIANS function</text:a></text:p>
          </table:table-cell>
          <table:table-cell table:style-name="ce2" office:value-type="string">
            <text:p><text:a xlink:href="http://office.microsoft.com/de-de/excel-help/redir/HA102752892.aspx?CTT=5&amp;origin=HA102753227" xlink:type="simple">BOGENMAS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1.aspx?CTT=5&amp;origin=HA102753227" xlink:type="simple">RAND function</text:a></text:p>
          </table:table-cell>
          <table:table-cell table:style-name="ce2" office:value-type="string">
            <text:p><text:a xlink:href="http://office.microsoft.com/de-de/excel-help/redir/HA102752891.aspx?CTT=5&amp;origin=HA102753227" xlink:type="simple">ZUFALLSZAH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90.aspx?CTT=5&amp;origin=HA102753227" xlink:type="simple">RANDBETWEEN function</text:a></text:p>
          </table:table-cell>
          <table:table-cell table:style-name="ce2" office:value-type="string">
            <text:p><text:a xlink:href="http://office.microsoft.com/de-de/excel-help/redir/HA102752890.aspx?CTT=5&amp;origin=HA102753227" xlink:type="simple">ZUFALLSBEREI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0.aspx?CTT=5&amp;origin=HA102753227" xlink:type="simple">RANK.AVG function</text:a></text:p>
          </table:table-cell>
          <table:table-cell table:style-name="ce2" office:value-type="string">
            <text:p><text:a xlink:href="http://office.microsoft.com/de-de/excel-help/redir/HA102753220.aspx?CTT=5&amp;origin=HA102753227" xlink:type="simple">RANG.MITTEL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50.aspx?CTT=5&amp;origin=HA102753227" xlink:type="simple">RANK.EQ function</text:a></text:p>
          </table:table-cell>
          <table:table-cell table:style-name="ce2" office:value-type="string">
            <text:p><text:a xlink:href="http://office.microsoft.com/de-de/excel-help/redir/HA102753150.aspx?CTT=5&amp;origin=HA102753227" xlink:type="simple">RANG.GLEI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8.aspx?CTT=5&amp;origin=HA102753227" xlink:type="simple">RANK function</text:a></text:p>
          </table:table-cell>
          <table:table-cell table:style-name="ce2" office:value-type="string">
            <text:p><text:a xlink:href="http://office.microsoft.com/de-de/excel-help/redir/HA102753178.aspx?CTT=5&amp;origin=HA102753227" xlink:type="simple">RAN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9.aspx?CTT=5&amp;origin=HA102753227" xlink:type="simple">RATE function</text:a></text:p>
          </table:table-cell>
          <table:table-cell table:style-name="ce2" office:value-type="string">
            <text:p><text:a xlink:href="http://office.microsoft.com/de-de/excel-help/redir/HA102752889.aspx?CTT=5&amp;origin=HA102753227" xlink:type="simple">ZI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8.aspx?CTT=5&amp;origin=HA102753227" xlink:type="simple">RECEIVED function</text:a></text:p>
          </table:table-cell>
          <table:table-cell table:style-name="ce2" office:value-type="string">
            <text:p><text:a xlink:href="http://office.microsoft.com/de-de/excel-help/redir/HA102752888.aspx?CTT=5&amp;origin=HA102753227" xlink:type="simple">AUSZAHLUN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7.aspx?CTT=5&amp;origin=HA102753227" xlink:type="simple">REGISTER.ID function</text:a></text:p>
          </table:table-cell>
          <table:table-cell table:style-name="ce2" office:value-type="string">
            <text:p><text:a xlink:href="http://office.microsoft.com/de-de/excel-help/redir/HA102752887.aspx?CTT=5&amp;origin=HA102753227" xlink:type="simple">REGISTER.KENNUMM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6.aspx?CTT=5&amp;origin=HA102753227" xlink:type="simple">REPLACE, REPLACEB functions</text:a></text:p>
          </table:table-cell>
          <table:table-cell table:style-name="ce2" office:value-type="string">
            <text:p><text:a xlink:href="http://office.microsoft.com/de-de/excel-help/redir/HA102752886.aspx?CTT=5&amp;origin=HA102753227" xlink:type="simple">ERSETZEN, ERSETZEN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5.aspx?CTT=5&amp;origin=HA102753227" xlink:type="simple">REPT function</text:a></text:p>
          </table:table-cell>
          <table:table-cell table:style-name="ce2" office:value-type="string">
            <text:p><text:a xlink:href="http://office.microsoft.com/de-de/excel-help/redir/HA102752885.aspx?CTT=5&amp;origin=HA102753227" xlink:type="simple">WIEDERHOL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4.aspx?CTT=5&amp;origin=HA102753227" xlink:type="simple">RIGHT, RIGHTB functions</text:a></text:p>
          </table:table-cell>
          <table:table-cell table:style-name="ce2" office:value-type="string">
            <text:p><text:a xlink:href="http://office.microsoft.com/de-de/excel-help/redir/HA102752884.aspx?CTT=5&amp;origin=HA102753227" xlink:type="simple">RECHTS, RECHTS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3.aspx?CTT=5&amp;origin=HA102753227" xlink:type="simple">ROMAN function</text:a></text:p>
          </table:table-cell>
          <table:table-cell table:style-name="ce2" office:value-type="string">
            <text:p><text:a xlink:href="http://office.microsoft.com/de-de/excel-help/redir/HA102752883.aspx?CTT=5&amp;origin=HA102753227" xlink:type="simple">RÖMISCH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2.aspx?CTT=5&amp;origin=HA102753227" xlink:type="simple">ROUND function</text:a></text:p>
          </table:table-cell>
          <table:table-cell table:style-name="ce2" office:value-type="string">
            <text:p><text:a xlink:href="http://office.microsoft.com/de-de/excel-help/redir/HA102752882.aspx?CTT=5&amp;origin=HA102753227" xlink:type="simple">RUND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1.aspx?CTT=5&amp;origin=HA102753227" xlink:type="simple">ROUNDDOWN function</text:a></text:p>
          </table:table-cell>
          <table:table-cell table:style-name="ce2" office:value-type="string">
            <text:p><text:a xlink:href="http://office.microsoft.com/de-de/excel-help/redir/HA102752881.aspx?CTT=5&amp;origin=HA102753227" xlink:type="simple">ABRUND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80.aspx?CTT=5&amp;origin=HA102753227" xlink:type="simple">ROUNDUP function</text:a></text:p>
          </table:table-cell>
          <table:table-cell table:style-name="ce2" office:value-type="string">
            <text:p><text:a xlink:href="http://office.microsoft.com/de-de/excel-help/redir/HA102752880.aspx?CTT=5&amp;origin=HA102753227" xlink:type="simple">AUFRUND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9.aspx?CTT=5&amp;origin=HA102753227" xlink:type="simple">ROW function</text:a></text:p>
          </table:table-cell>
          <table:table-cell table:style-name="ce2" office:value-type="string">
            <text:p><text:a xlink:href="http://office.microsoft.com/de-de/excel-help/redir/HA102752879.aspx?CTT=5&amp;origin=HA102753227" xlink:type="simple">ZEIL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8.aspx?CTT=5&amp;origin=HA102753227" xlink:type="simple">ROWS function</text:a></text:p>
          </table:table-cell>
          <table:table-cell table:style-name="ce2" office:value-type="string">
            <text:p><text:a xlink:href="http://office.microsoft.com/de-de/excel-help/redir/HA102752878.aspx?CTT=5&amp;origin=HA102753227" xlink:type="simple">ZEIL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7.aspx?CTT=5&amp;origin=HA102753227" xlink:type="simple">RRI function</text:a></text:p>
          </table:table-cell>
          <table:table-cell table:style-name="ce2" office:value-type="string">
            <text:p><text:a xlink:href="http://office.microsoft.com/de-de/excel-help/redir/HA102753267.aspx?CTT=5&amp;origin=HA102753227" xlink:type="simple">ZSATZINV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7.aspx?CTT=5&amp;origin=HA102753227" xlink:type="simple">RSQ function</text:a></text:p>
          </table:table-cell>
          <table:table-cell table:style-name="ce2" office:value-type="string">
            <text:p><text:a xlink:href="http://office.microsoft.com/de-de/excel-help/redir/HA102752877.aspx?CTT=5&amp;origin=HA102753227" xlink:type="simple">BESTIMMTHEITSMAS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6.aspx?CTT=5&amp;origin=HA102753227" xlink:type="simple">RTD function</text:a></text:p>
          </table:table-cell>
          <table:table-cell table:style-name="ce2" office:value-type="string">
            <text:p><text:a xlink:href="http://office.microsoft.com/de-de/excel-help/redir/HA102752876.aspx?CTT=5&amp;origin=HA102753227" xlink:type="simple">RT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5.aspx?CTT=5&amp;origin=HA102753227" xlink:type="simple">SEARCH, SEARCHB functions</text:a></text:p>
          </table:table-cell>
          <table:table-cell table:style-name="ce2" office:value-type="string">
            <text:p><text:a xlink:href="http://office.microsoft.com/de-de/excel-help/redir/HA102752875.aspx?CTT=5&amp;origin=HA102753227" xlink:type="simple">SUCHEN, SUCHEN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8.aspx?CTT=5&amp;origin=HA102753227" xlink:type="simple">SEC function</text:a></text:p>
          </table:table-cell>
          <table:table-cell table:style-name="ce2" office:value-type="string">
            <text:p><text:a xlink:href="http://office.microsoft.com/de-de/excel-help/redir/HA102753268.aspx?CTT=5&amp;origin=HA102753227" xlink:type="simple">SEC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9.aspx?CTT=5&amp;origin=HA102753227" xlink:type="simple">SECH function</text:a></text:p>
          </table:table-cell>
          <table:table-cell table:style-name="ce2" office:value-type="string">
            <text:p><text:a xlink:href="http://office.microsoft.com/de-de/excel-help/redir/HA102753269.aspx?CTT=5&amp;origin=HA102753227" xlink:type="simple">SEC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4.aspx?CTT=5&amp;origin=HA102753227" xlink:type="simple">SECOND function</text:a></text:p>
          </table:table-cell>
          <table:table-cell table:style-name="ce2" office:value-type="string">
            <text:p><text:a xlink:href="http://office.microsoft.com/de-de/excel-help/redir/HA102752874.aspx?CTT=5&amp;origin=HA102753227" xlink:type="simple">SEKUN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3.aspx?CTT=5&amp;origin=HA102753227" xlink:type="simple">SERIESSUM function</text:a></text:p>
          </table:table-cell>
          <table:table-cell table:style-name="ce2" office:value-type="string">
            <text:p><text:a xlink:href="http://office.microsoft.com/de-de/excel-help/redir/HA102752873.aspx?CTT=5&amp;origin=HA102753227" xlink:type="simple">POTENZREIH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0.aspx?CTT=5&amp;origin=HA102753227" xlink:type="simple">SHEET function</text:a></text:p>
          </table:table-cell>
          <table:table-cell table:style-name="ce2" office:value-type="string">
            <text:p><text:a xlink:href="http://office.microsoft.com/de-de/excel-help/redir/HA102753270.aspx?CTT=5&amp;origin=HA102753227" xlink:type="simple">BLAT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1.aspx?CTT=5&amp;origin=HA102753227" xlink:type="simple">SHEETS function</text:a></text:p>
          </table:table-cell>
          <table:table-cell table:style-name="ce2" office:value-type="string">
            <text:p><text:a xlink:href="http://office.microsoft.com/de-de/excel-help/redir/HA102753271.aspx?CTT=5&amp;origin=HA102753227" xlink:type="simple">BLÄTT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2.aspx?CTT=5&amp;origin=HA102753227" xlink:type="simple">SIGN function</text:a></text:p>
          </table:table-cell>
          <table:table-cell table:style-name="ce2" office:value-type="string">
            <text:p><text:a xlink:href="http://office.microsoft.com/de-de/excel-help/redir/HA102752872.aspx?CTT=5&amp;origin=HA102753227" xlink:type="simple">VORZEICH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1.aspx?CTT=5&amp;origin=HA102753227" xlink:type="simple">SIN function</text:a></text:p>
          </table:table-cell>
          <table:table-cell table:style-name="ce2" office:value-type="string">
            <text:p><text:a xlink:href="http://office.microsoft.com/de-de/excel-help/redir/HA102752871.aspx?CTT=5&amp;origin=HA102753227" xlink:type="simple">SI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70.aspx?CTT=5&amp;origin=HA102753227" xlink:type="simple">SINH function</text:a></text:p>
          </table:table-cell>
          <table:table-cell table:style-name="ce2" office:value-type="string">
            <text:p><text:a xlink:href="http://office.microsoft.com/de-de/excel-help/redir/HA102752870.aspx?CTT=5&amp;origin=HA102753227" xlink:type="simple">SIN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9.aspx?CTT=5&amp;origin=HA102753227" xlink:type="simple">SKEW function</text:a></text:p>
          </table:table-cell>
          <table:table-cell table:style-name="ce2" office:value-type="string">
            <text:p><text:a xlink:href="http://office.microsoft.com/de-de/excel-help/redir/HA102752869.aspx?CTT=5&amp;origin=HA102753227" xlink:type="simple">SCHIEF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66.aspx?CTT=5&amp;origin=HA102753227" xlink:type="simple">SKEW.P function</text:a></text:p>
          </table:table-cell>
          <table:table-cell table:style-name="ce2" office:value-type="string">
            <text:p><text:a xlink:href="http://office.microsoft.com/de-de/excel-help/redir/HA102753266.aspx?CTT=5&amp;origin=HA102753227" xlink:type="simple">SCHIEFE.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8.aspx?CTT=5&amp;origin=HA102753227" xlink:type="simple">SLN function</text:a></text:p>
          </table:table-cell>
          <table:table-cell table:style-name="ce2" office:value-type="string">
            <text:p><text:a xlink:href="http://office.microsoft.com/de-de/excel-help/redir/HA102752868.aspx?CTT=5&amp;origin=HA102753227" xlink:type="simple">LI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7.aspx?CTT=5&amp;origin=HA102753227" xlink:type="simple">SLOPE function</text:a></text:p>
          </table:table-cell>
          <table:table-cell table:style-name="ce2" office:value-type="string">
            <text:p><text:a xlink:href="http://office.microsoft.com/de-de/excel-help/redir/HA102752867.aspx?CTT=5&amp;origin=HA102753227" xlink:type="simple">STEIGUN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6.aspx?CTT=5&amp;origin=HA102753227" xlink:type="simple">SMALL function</text:a></text:p>
          </table:table-cell>
          <table:table-cell table:style-name="ce2" office:value-type="string">
            <text:p><text:a xlink:href="http://office.microsoft.com/de-de/excel-help/redir/HA102752866.aspx?CTT=5&amp;origin=HA102753227" xlink:type="simple">KKLEINS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5.aspx?CTT=5&amp;origin=HA102753227" xlink:type="simple">SQL.REQUEST function</text:a></text:p>
          </table:table-cell>
          <table:table-cell table:style-name="ce2" office:value-type="string">
            <text:p><text:a xlink:href="http://office.microsoft.com/de-de/excel-help/redir/HA102752865.aspx?CTT=5&amp;origin=HA102753227" xlink:type="simple">SQL.REQU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4.aspx?CTT=5&amp;origin=HA102753227" xlink:type="simple">SQRT function</text:a></text:p>
          </table:table-cell>
          <table:table-cell table:style-name="ce2" office:value-type="string">
            <text:p><text:a xlink:href="http://office.microsoft.com/de-de/excel-help/redir/HA102752864.aspx?CTT=5&amp;origin=HA102753227" xlink:type="simple">WURZ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3.aspx?CTT=5&amp;origin=HA102753227" xlink:type="simple">SQRTPI function</text:a></text:p>
          </table:table-cell>
          <table:table-cell table:style-name="ce2" office:value-type="string">
            <text:p><text:a xlink:href="http://office.microsoft.com/de-de/excel-help/redir/HA102752863.aspx?CTT=5&amp;origin=HA102753227" xlink:type="simple">WURZELPI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2.aspx?CTT=5&amp;origin=HA102753227" xlink:type="simple">STANDARDIZE function</text:a></text:p>
          </table:table-cell>
          <table:table-cell table:style-name="ce2" office:value-type="string">
            <text:p><text:a xlink:href="http://office.microsoft.com/de-de/excel-help/redir/HA102752862.aspx?CTT=5&amp;origin=HA102753227" xlink:type="simple">STANDARDISIERUN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7.aspx?CTT=5&amp;origin=HA102753227" xlink:type="simple">STDEV function</text:a></text:p>
          </table:table-cell>
          <table:table-cell table:style-name="ce2" office:value-type="string">
            <text:p><text:a xlink:href="http://office.microsoft.com/de-de/excel-help/redir/HA102753177.aspx?CTT=5&amp;origin=HA102753227" xlink:type="simple">STABW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29.aspx?CTT=5&amp;origin=HA102753227" xlink:type="simple">STDEV.P function</text:a></text:p>
          </table:table-cell>
          <table:table-cell table:style-name="ce2" office:value-type="string">
            <text:p><text:a xlink:href="http://office.microsoft.com/de-de/excel-help/redir/HA102753129.aspx?CTT=5&amp;origin=HA102753227" xlink:type="simple">STABW.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9.aspx?CTT=5&amp;origin=HA102753227" xlink:type="simple">STDEV.S function</text:a></text:p>
          </table:table-cell>
          <table:table-cell table:style-name="ce2" office:value-type="string">
            <text:p><text:a xlink:href="http://office.microsoft.com/de-de/excel-help/redir/HA102753139.aspx?CTT=5&amp;origin=HA102753227" xlink:type="simple">STABW.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60.aspx?CTT=5&amp;origin=HA102753227" xlink:type="simple">STDEVA function</text:a></text:p>
          </table:table-cell>
          <table:table-cell table:style-name="ce2" office:value-type="string">
            <text:p><text:a xlink:href="http://office.microsoft.com/de-de/excel-help/redir/HA102752860.aspx?CTT=5&amp;origin=HA102753227" xlink:type="simple">STABW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6.aspx?CTT=5&amp;origin=HA102753227" xlink:type="simple">STDEVP function</text:a></text:p>
          </table:table-cell>
          <table:table-cell table:style-name="ce2" office:value-type="string">
            <text:p><text:a xlink:href="http://office.microsoft.com/de-de/excel-help/redir/HA102753176.aspx?CTT=5&amp;origin=HA102753227" xlink:type="simple">STABW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9.aspx?CTT=5&amp;origin=HA102753227" xlink:type="simple">STDEVPA function</text:a></text:p>
          </table:table-cell>
          <table:table-cell table:style-name="ce2" office:value-type="string">
            <text:p><text:a xlink:href="http://office.microsoft.com/de-de/excel-help/redir/HA102752859.aspx?CTT=5&amp;origin=HA102753227" xlink:type="simple">STABWN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8.aspx?CTT=5&amp;origin=HA102753227" xlink:type="simple">STEYX function</text:a></text:p>
          </table:table-cell>
          <table:table-cell table:style-name="ce2" office:value-type="string">
            <text:p><text:a xlink:href="http://office.microsoft.com/de-de/excel-help/redir/HA102752858.aspx?CTT=5&amp;origin=HA102753227" xlink:type="simple">STFEHLERYX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7.aspx?CTT=5&amp;origin=HA102753227" xlink:type="simple">SUBSTITUTE function</text:a></text:p>
          </table:table-cell>
          <table:table-cell table:style-name="ce2" office:value-type="string">
            <text:p><text:a xlink:href="http://office.microsoft.com/de-de/excel-help/redir/HA102752857.aspx?CTT=5&amp;origin=HA102753227" xlink:type="simple">WECHSEL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6.aspx?CTT=5&amp;origin=HA102753227" xlink:type="simple">SUBTOTAL function</text:a></text:p>
          </table:table-cell>
          <table:table-cell table:style-name="ce2" office:value-type="string">
            <text:p><text:a xlink:href="http://office.microsoft.com/de-de/excel-help/redir/HA102752856.aspx?CTT=5&amp;origin=HA102753227" xlink:type="simple">TEILERGEBN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5.aspx?CTT=5&amp;origin=HA102753227" xlink:type="simple">SUM function</text:a></text:p>
          </table:table-cell>
          <table:table-cell table:style-name="ce2" office:value-type="string">
            <text:p><text:a xlink:href="http://office.microsoft.com/de-de/excel-help/redir/HA102752855.aspx?CTT=5&amp;origin=HA102753227" xlink:type="simple">SUMM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4.aspx?CTT=5&amp;origin=HA102753227" xlink:type="simple">SUMIF function</text:a></text:p>
          </table:table-cell>
          <table:table-cell table:style-name="ce2" office:value-type="string">
            <text:p><text:a xlink:href="http://office.microsoft.com/de-de/excel-help/redir/HA102752854.aspx?CTT=5&amp;origin=HA102753227" xlink:type="simple">SUMMEWEN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6.aspx?CTT=5&amp;origin=HA102753227" xlink:type="simple">SUMIFS function</text:a></text:p>
          </table:table-cell>
          <table:table-cell table:style-name="ce2" office:value-type="string">
            <text:p><text:a xlink:href="http://office.microsoft.com/de-de/excel-help/redir/HA102753226.aspx?CTT=5&amp;origin=HA102753227" xlink:type="simple">SUMMEWEN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3.aspx?CTT=5&amp;origin=HA102753227" xlink:type="simple">SUMPRODUCT function</text:a></text:p>
          </table:table-cell>
          <table:table-cell table:style-name="ce2" office:value-type="string">
            <text:p><text:a xlink:href="http://office.microsoft.com/de-de/excel-help/redir/HA102752853.aspx?CTT=5&amp;origin=HA102753227" xlink:type="simple">SUMMENPRODUK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2.aspx?CTT=5&amp;origin=HA102753227" xlink:type="simple">SUMSQ function</text:a></text:p>
          </table:table-cell>
          <table:table-cell table:style-name="ce2" office:value-type="string">
            <text:p><text:a xlink:href="http://office.microsoft.com/de-de/excel-help/redir/HA102752852.aspx?CTT=5&amp;origin=HA102753227" xlink:type="simple">QUADRATESUMM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1.aspx?CTT=5&amp;origin=HA102753227" xlink:type="simple">SUMX2MY2 function</text:a></text:p>
          </table:table-cell>
          <table:table-cell table:style-name="ce2" office:value-type="string">
            <text:p><text:a xlink:href="http://office.microsoft.com/de-de/excel-help/redir/HA102752851.aspx?CTT=5&amp;origin=HA102753227" xlink:type="simple">SUMMEX2MY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50.aspx?CTT=5&amp;origin=HA102753227" xlink:type="simple">SUMX2PY2 function</text:a></text:p>
          </table:table-cell>
          <table:table-cell table:style-name="ce2" office:value-type="string">
            <text:p><text:a xlink:href="http://office.microsoft.com/de-de/excel-help/redir/HA102752850.aspx?CTT=5&amp;origin=HA102753227" xlink:type="simple">SUMMEX2PY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9.aspx?CTT=5&amp;origin=HA102753227" xlink:type="simple">SUMXMY2 function</text:a></text:p>
          </table:table-cell>
          <table:table-cell table:style-name="ce2" office:value-type="string">
            <text:p><text:a xlink:href="http://office.microsoft.com/de-de/excel-help/redir/HA102752849.aspx?CTT=5&amp;origin=HA102753227" xlink:type="simple">SUMMEXMY2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7.aspx?CTT=5&amp;origin=HA102753227" xlink:type="simple">SYD function</text:a></text:p>
          </table:table-cell>
          <table:table-cell table:style-name="ce2" office:value-type="string">
            <text:p><text:a xlink:href="http://office.microsoft.com/de-de/excel-help/redir/HA102752847.aspx?CTT=5&amp;origin=HA102753227" xlink:type="simple">DI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6.aspx?CTT=5&amp;origin=HA102753227" xlink:type="simple">T function</text:a></text:p>
          </table:table-cell>
          <table:table-cell table:style-name="ce2" office:value-type="string">
            <text:p><text:a xlink:href="http://office.microsoft.com/de-de/excel-help/redir/HA102752846.aspx?CTT=5&amp;origin=HA102753227" xlink:type="simple">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5.aspx?CTT=5&amp;origin=HA102753227" xlink:type="simple">TAN function</text:a></text:p>
          </table:table-cell>
          <table:table-cell table:style-name="ce2" office:value-type="string">
            <text:p><text:a xlink:href="http://office.microsoft.com/de-de/excel-help/redir/HA102752845.aspx?CTT=5&amp;origin=HA102753227" xlink:type="simple">TA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4.aspx?CTT=5&amp;origin=HA102753227" xlink:type="simple">TANH function</text:a></text:p>
          </table:table-cell>
          <table:table-cell table:style-name="ce2" office:value-type="string">
            <text:p><text:a xlink:href="http://office.microsoft.com/de-de/excel-help/redir/HA102752844.aspx?CTT=5&amp;origin=HA102753227" xlink:type="simple">TANH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3.aspx?CTT=5&amp;origin=HA102753227" xlink:type="simple">TBILLEQ function</text:a></text:p>
          </table:table-cell>
          <table:table-cell table:style-name="ce2" office:value-type="string">
            <text:p><text:a xlink:href="http://office.microsoft.com/de-de/excel-help/redir/HA102752843.aspx?CTT=5&amp;origin=HA102753227" xlink:type="simple">TBILLÄQUI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2.aspx?CTT=5&amp;origin=HA102753227" xlink:type="simple">TBILLPRICE function</text:a></text:p>
          </table:table-cell>
          <table:table-cell table:style-name="ce2" office:value-type="string">
            <text:p><text:a xlink:href="http://office.microsoft.com/de-de/excel-help/redir/HA102752842.aspx?CTT=5&amp;origin=HA102753227" xlink:type="simple">TBILLKUR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1.aspx?CTT=5&amp;origin=HA102753227" xlink:type="simple">TBILLYIELD function</text:a></text:p>
          </table:table-cell>
          <table:table-cell table:style-name="ce2" office:value-type="string">
            <text:p><text:a xlink:href="http://office.microsoft.com/de-de/excel-help/redir/HA102752841.aspx?CTT=5&amp;origin=HA102753227" xlink:type="simple">TBILLRENDI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41.aspx?CTT=5&amp;origin=HA102753227" xlink:type="simple">T.DIST function</text:a></text:p>
          </table:table-cell>
          <table:table-cell table:style-name="ce2" office:value-type="string">
            <text:p><text:a xlink:href="http://office.microsoft.com/de-de/excel-help/redir/HA102753241.aspx?CTT=5&amp;origin=HA102753227" xlink:type="simple">T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8.aspx?CTT=5&amp;origin=HA102753227" xlink:type="simple">T.DIST.2T function</text:a></text:p>
          </table:table-cell>
          <table:table-cell table:style-name="ce2" office:value-type="string">
            <text:p><text:a xlink:href="http://office.microsoft.com/de-de/excel-help/redir/HA102753138.aspx?CTT=5&amp;origin=HA102753227" xlink:type="simple">T.VERT.2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0.aspx?CTT=5&amp;origin=HA102753227" xlink:type="simple">T.DIST.RT function</text:a></text:p>
          </table:table-cell>
          <table:table-cell table:style-name="ce2" office:value-type="string">
            <text:p><text:a xlink:href="http://office.microsoft.com/de-de/excel-help/redir/HA102753130.aspx?CTT=5&amp;origin=HA102753227" xlink:type="simple">T.VERT.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5.aspx?CTT=5&amp;origin=HA102753227" xlink:type="simple">TDIST function</text:a></text:p>
          </table:table-cell>
          <table:table-cell table:style-name="ce2" office:value-type="string">
            <text:p><text:a xlink:href="http://office.microsoft.com/de-de/excel-help/redir/HA102753175.aspx?CTT=5&amp;origin=HA102753227" xlink:type="simple">T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40.aspx?CTT=5&amp;origin=HA102753227" xlink:type="simple">TEXT function</text:a></text:p>
          </table:table-cell>
          <table:table-cell table:style-name="ce2" office:value-type="string">
            <text:p><text:a xlink:href="http://office.microsoft.com/de-de/excel-help/redir/HA102752840.aspx?CTT=5&amp;origin=HA102753227" xlink:type="simple">TEX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8.aspx?CTT=5&amp;origin=HA102753227" xlink:type="simple">TIME function</text:a></text:p>
          </table:table-cell>
          <table:table-cell table:style-name="ce2" office:value-type="string">
            <text:p><text:a xlink:href="http://office.microsoft.com/de-de/excel-help/redir/HA102752838.aspx?CTT=5&amp;origin=HA102753227" xlink:type="simple">ZEI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7.aspx?CTT=5&amp;origin=HA102753227" xlink:type="simple">TIMEVALUE function</text:a></text:p>
          </table:table-cell>
          <table:table-cell table:style-name="ce2" office:value-type="string">
            <text:p><text:a xlink:href="http://office.microsoft.com/de-de/excel-help/redir/HA102752837.aspx?CTT=5&amp;origin=HA102753227" xlink:type="simple">ZEIT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25.aspx?CTT=5&amp;origin=HA102753227" xlink:type="simple">T.INV function</text:a></text:p>
          </table:table-cell>
          <table:table-cell table:style-name="ce2" office:value-type="string">
            <text:p><text:a xlink:href="http://office.microsoft.com/de-de/excel-help/redir/HA102753225.aspx?CTT=5&amp;origin=HA102753227" xlink:type="simple">T.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6.aspx?CTT=5&amp;origin=HA102753227" xlink:type="simple">T.INV.2T function</text:a></text:p>
          </table:table-cell>
          <table:table-cell table:style-name="ce2" office:value-type="string">
            <text:p><text:a xlink:href="http://office.microsoft.com/de-de/excel-help/redir/HA102753136.aspx?CTT=5&amp;origin=HA102753227" xlink:type="simple">T.INV.2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4.aspx?CTT=5&amp;origin=HA102753227" xlink:type="simple">TINV function</text:a></text:p>
          </table:table-cell>
          <table:table-cell table:style-name="ce2" office:value-type="string">
            <text:p><text:a xlink:href="http://office.microsoft.com/de-de/excel-help/redir/HA102753174.aspx?CTT=5&amp;origin=HA102753227" xlink:type="simple">TINV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6.aspx?CTT=5&amp;origin=HA102753227" xlink:type="simple">TODAY function</text:a></text:p>
          </table:table-cell>
          <table:table-cell table:style-name="ce2" office:value-type="string">
            <text:p><text:a xlink:href="http://office.microsoft.com/de-de/excel-help/redir/HA102752836.aspx?CTT=5&amp;origin=HA102753227" xlink:type="simple">HEU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3.aspx?CTT=5&amp;origin=HA102753227" xlink:type="simple">TRANSPOSE function</text:a></text:p>
          </table:table-cell>
          <table:table-cell table:style-name="ce2" office:value-type="string">
            <text:p><text:a xlink:href="http://office.microsoft.com/de-de/excel-help/redir/HA102752833.aspx?CTT=5&amp;origin=HA102753227" xlink:type="simple">MTRAN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2.aspx?CTT=5&amp;origin=HA102753227" xlink:type="simple">TREND function</text:a></text:p>
          </table:table-cell>
          <table:table-cell table:style-name="ce2" office:value-type="string">
            <text:p><text:a xlink:href="http://office.microsoft.com/de-de/excel-help/redir/HA102752832.aspx?CTT=5&amp;origin=HA102753227" xlink:type="simple">TREND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1.aspx?CTT=5&amp;origin=HA102753227" xlink:type="simple">TRIM function</text:a></text:p>
          </table:table-cell>
          <table:table-cell table:style-name="ce2" office:value-type="string">
            <text:p><text:a xlink:href="http://office.microsoft.com/de-de/excel-help/redir/HA102752831.aspx?CTT=5&amp;origin=HA102753227" xlink:type="simple">GLÄTT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30.aspx?CTT=5&amp;origin=HA102753227" xlink:type="simple">TRIMMEAN function</text:a></text:p>
          </table:table-cell>
          <table:table-cell table:style-name="ce2" office:value-type="string">
            <text:p><text:a xlink:href="http://office.microsoft.com/de-de/excel-help/redir/HA102752830.aspx?CTT=5&amp;origin=HA102753227" xlink:type="simple">GESTUTZTMITTE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9.aspx?CTT=5&amp;origin=HA102753227" xlink:type="simple">TRUE function</text:a></text:p>
          </table:table-cell>
          <table:table-cell table:style-name="ce2" office:value-type="string">
            <text:p><text:a xlink:href="http://office.microsoft.com/de-de/excel-help/redir/HA102752829.aspx?CTT=5&amp;origin=HA102753227" xlink:type="simple">WAH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8.aspx?CTT=5&amp;origin=HA102753227" xlink:type="simple">TRUNC function</text:a></text:p>
          </table:table-cell>
          <table:table-cell table:style-name="ce2" office:value-type="string">
            <text:p><text:a xlink:href="http://office.microsoft.com/de-de/excel-help/redir/HA102752828.aspx?CTT=5&amp;origin=HA102753227" xlink:type="simple">KÜRZ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5.aspx?CTT=5&amp;origin=HA102753227" xlink:type="simple">T.TEST function</text:a></text:p>
          </table:table-cell>
          <table:table-cell table:style-name="ce2" office:value-type="string">
            <text:p><text:a xlink:href="http://office.microsoft.com/de-de/excel-help/redir/HA102753135.aspx?CTT=5&amp;origin=HA102753227" xlink:type="simple">T.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3.aspx?CTT=5&amp;origin=HA102753227" xlink:type="simple">TTEST function</text:a></text:p>
          </table:table-cell>
          <table:table-cell table:style-name="ce2" office:value-type="string">
            <text:p><text:a xlink:href="http://office.microsoft.com/de-de/excel-help/redir/HA102753173.aspx?CTT=5&amp;origin=HA102753227" xlink:type="simple">T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7.aspx?CTT=5&amp;origin=HA102753227" xlink:type="simple">TYPE function</text:a></text:p>
          </table:table-cell>
          <table:table-cell table:style-name="ce2" office:value-type="string">
            <text:p><text:a xlink:href="http://office.microsoft.com/de-de/excel-help/redir/HA102752827.aspx?CTT=5&amp;origin=HA102753227" xlink:type="simple">TY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3.aspx?CTT=5&amp;origin=HA102753227" xlink:type="simple">UNICHAR function</text:a></text:p>
          </table:table-cell>
          <table:table-cell table:style-name="ce2" office:value-type="string">
            <text:p><text:a xlink:href="http://office.microsoft.com/de-de/excel-help/redir/HA102753273.aspx?CTT=5&amp;origin=HA102753227" xlink:type="simple">UNIZEICH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4.aspx?CTT=5&amp;origin=HA102753227" xlink:type="simple">UNICODE function</text:a></text:p>
          </table:table-cell>
          <table:table-cell table:style-name="ce2" office:value-type="string">
            <text:p><text:a xlink:href="http://office.microsoft.com/de-de/excel-help/redir/HA102753274.aspx?CTT=5&amp;origin=HA102753227" xlink:type="simple">UNICOD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6.aspx?CTT=5&amp;origin=HA102753227" xlink:type="simple">UPPER function</text:a></text:p>
          </table:table-cell>
          <table:table-cell table:style-name="ce2" office:value-type="string">
            <text:p><text:a xlink:href="http://office.microsoft.com/de-de/excel-help/redir/HA102752826.aspx?CTT=5&amp;origin=HA102753227" xlink:type="simple">GROS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4.aspx?CTT=5&amp;origin=HA102753227" xlink:type="simple">VALUE function</text:a></text:p>
          </table:table-cell>
          <table:table-cell table:style-name="ce2" office:value-type="string">
            <text:p><text:a xlink:href="http://office.microsoft.com/de-de/excel-help/redir/HA102752824.aspx?CTT=5&amp;origin=HA102753227" xlink:type="simple">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2.aspx?CTT=5&amp;origin=HA102753227" xlink:type="simple">VAR function</text:a></text:p>
          </table:table-cell>
          <table:table-cell table:style-name="ce2" office:value-type="string">
            <text:p><text:a xlink:href="http://office.microsoft.com/de-de/excel-help/redir/HA102753172.aspx?CTT=5&amp;origin=HA102753227" xlink:type="simple">VARIANZ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3.aspx?CTT=5&amp;origin=HA102753227" xlink:type="simple">VAR.P function</text:a></text:p>
          </table:table-cell>
          <table:table-cell table:style-name="ce2" office:value-type="string">
            <text:p><text:a xlink:href="http://office.microsoft.com/de-de/excel-help/redir/HA102753133.aspx?CTT=5&amp;origin=HA102753227" xlink:type="simple">VAR.P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4.aspx?CTT=5&amp;origin=HA102753227" xlink:type="simple">VAR.S function</text:a></text:p>
          </table:table-cell>
          <table:table-cell table:style-name="ce2" office:value-type="string">
            <text:p><text:a xlink:href="http://office.microsoft.com/de-de/excel-help/redir/HA102753134.aspx?CTT=5&amp;origin=HA102753227" xlink:type="simple">VAR.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3.aspx?CTT=5&amp;origin=HA102753227" xlink:type="simple">VARA function</text:a></text:p>
          </table:table-cell>
          <table:table-cell table:style-name="ce2" office:value-type="string">
            <text:p><text:a xlink:href="http://office.microsoft.com/de-de/excel-help/redir/HA102752823.aspx?CTT=5&amp;origin=HA102753227" xlink:type="simple">VARIANZ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1.aspx?CTT=5&amp;origin=HA102753227" xlink:type="simple">VARP function</text:a></text:p>
          </table:table-cell>
          <table:table-cell table:style-name="ce2" office:value-type="string">
            <text:p><text:a xlink:href="http://office.microsoft.com/de-de/excel-help/redir/HA102753171.aspx?CTT=5&amp;origin=HA102753227" xlink:type="simple">VARIANZEN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2.aspx?CTT=5&amp;origin=HA102753227" xlink:type="simple">VARPA function</text:a></text:p>
          </table:table-cell>
          <table:table-cell table:style-name="ce2" office:value-type="string">
            <text:p><text:a xlink:href="http://office.microsoft.com/de-de/excel-help/redir/HA102752822.aspx?CTT=5&amp;origin=HA102753227" xlink:type="simple">VARIANZENA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1.aspx?CTT=5&amp;origin=HA102753227" xlink:type="simple">VDB function</text:a></text:p>
          </table:table-cell>
          <table:table-cell table:style-name="ce2" office:value-type="string">
            <text:p><text:a xlink:href="http://office.microsoft.com/de-de/excel-help/redir/HA102752821.aspx?CTT=5&amp;origin=HA102753227" xlink:type="simple">VDB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20.aspx?CTT=5&amp;origin=HA102753227" xlink:type="simple">VLOOKUP function</text:a></text:p>
          </table:table-cell>
          <table:table-cell table:style-name="ce2" office:value-type="string">
            <text:p><text:a xlink:href="http://office.microsoft.com/de-de/excel-help/redir/HA102752820.aspx?CTT=5&amp;origin=HA102753227" xlink:type="simple">SVERWE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80998.aspx?CTT=5&amp;origin=HA102753227" xlink:type="simple">WEBSERVICE function</text:a></text:p>
          </table:table-cell>
          <table:table-cell table:style-name="ce2" office:value-type="string">
            <text:p><text:a xlink:href="http://office.microsoft.com/de-de/excel-help/redir/HA102780998.aspx?CTT=5&amp;origin=HA102753227" xlink:type="simple">WEBDIEN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9.aspx?CTT=5&amp;origin=HA102753227" xlink:type="simple">WEEKDAY function</text:a></text:p>
          </table:table-cell>
          <table:table-cell table:style-name="ce2" office:value-type="string">
            <text:p><text:a xlink:href="http://office.microsoft.com/de-de/excel-help/redir/HA102752819.aspx?CTT=5&amp;origin=HA102753227" xlink:type="simple">WOCHENTA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8.aspx?CTT=5&amp;origin=HA102753227" xlink:type="simple">WEEKNUM function</text:a></text:p>
          </table:table-cell>
          <table:table-cell table:style-name="ce2" office:value-type="string">
            <text:p><text:a xlink:href="http://office.microsoft.com/de-de/excel-help/redir/HA102752818.aspx?CTT=5&amp;origin=HA102753227" xlink:type="simple">KALENDERWOCH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70.aspx?CTT=5&amp;origin=HA102753227" xlink:type="simple">WEIBULL function</text:a></text:p>
          </table:table-cell>
          <table:table-cell table:style-name="ce2" office:value-type="string">
            <text:p><text:a xlink:href="http://office.microsoft.com/de-de/excel-help/redir/HA102753170.aspx?CTT=5&amp;origin=HA102753227" xlink:type="simple">WEIBUL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2.aspx?CTT=5&amp;origin=HA102753227" xlink:type="simple">WEIBULL.DIST function</text:a></text:p>
          </table:table-cell>
          <table:table-cell table:style-name="ce2" office:value-type="string">
            <text:p><text:a xlink:href="http://office.microsoft.com/de-de/excel-help/redir/HA102753132.aspx?CTT=5&amp;origin=HA102753227" xlink:type="simple">WEIBULL.V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7.aspx?CTT=5&amp;origin=HA102753227" xlink:type="simple">WORKDAY function</text:a></text:p>
          </table:table-cell>
          <table:table-cell table:style-name="ce2" office:value-type="string">
            <text:p><text:a xlink:href="http://office.microsoft.com/de-de/excel-help/redir/HA102752817.aspx?CTT=5&amp;origin=HA102753227" xlink:type="simple">ARBEITSTAG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15.aspx?CTT=5&amp;origin=HA102753227" xlink:type="simple">WORKDAY.INTL function</text:a></text:p>
          </table:table-cell>
          <table:table-cell table:style-name="ce2" office:value-type="string">
            <text:p><text:a xlink:href="http://office.microsoft.com/de-de/excel-help/redir/HA102753215.aspx?CTT=5&amp;origin=HA102753227" xlink:type="simple">ARBEITSTAG.INT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6.aspx?CTT=5&amp;origin=HA102753227" xlink:type="simple">XIRR function</text:a></text:p>
          </table:table-cell>
          <table:table-cell table:style-name="ce2" office:value-type="string">
            <text:p><text:a xlink:href="http://office.microsoft.com/de-de/excel-help/redir/HA102752816.aspx?CTT=5&amp;origin=HA102753227" xlink:type="simple">XINTZINSFUS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5.aspx?CTT=5&amp;origin=HA102753227" xlink:type="simple">XNPV function</text:a></text:p>
          </table:table-cell>
          <table:table-cell table:style-name="ce2" office:value-type="string">
            <text:p><text:a xlink:href="http://office.microsoft.com/de-de/excel-help/redir/HA102752815.aspx?CTT=5&amp;origin=HA102753227" xlink:type="simple">XKAPITALWER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272.aspx?CTT=5&amp;origin=HA102753227" xlink:type="simple">XOR function</text:a></text:p>
          </table:table-cell>
          <table:table-cell table:style-name="ce2" office:value-type="string">
            <text:p><text:a xlink:href="http://office.microsoft.com/de-de/excel-help/redir/HA102753272.aspx?CTT=5&amp;origin=HA102753227" xlink:type="simple">XODE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3.aspx?CTT=5&amp;origin=HA102753227" xlink:type="simple">YEAR function</text:a></text:p>
          </table:table-cell>
          <table:table-cell table:style-name="ce2" office:value-type="string">
            <text:p><text:a xlink:href="http://office.microsoft.com/de-de/excel-help/redir/HA102752813.aspx?CTT=5&amp;origin=HA102753227" xlink:type="simple">JAHR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2.aspx?CTT=5&amp;origin=HA102753227" xlink:type="simple">YEARFRAC function</text:a></text:p>
          </table:table-cell>
          <table:table-cell table:style-name="ce2" office:value-type="string">
            <text:p><text:a xlink:href="http://office.microsoft.com/de-de/excel-help/redir/HA102752812.aspx?CTT=5&amp;origin=HA102753227" xlink:type="simple">BRTEILJAHR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1.aspx?CTT=5&amp;origin=HA102753227" xlink:type="simple">YIELD function</text:a></text:p>
          </table:table-cell>
          <table:table-cell table:style-name="ce2" office:value-type="string">
            <text:p><text:a xlink:href="http://office.microsoft.com/de-de/excel-help/redir/HA102752811.aspx?CTT=5&amp;origin=HA102753227" xlink:type="simple">RENDITE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10.aspx?CTT=5&amp;origin=HA102753227" xlink:type="simple">YIELDDISC function</text:a></text:p>
          </table:table-cell>
          <table:table-cell table:style-name="ce2" office:value-type="string">
            <text:p><text:a xlink:href="http://office.microsoft.com/de-de/excel-help/redir/HA102752810.aspx?CTT=5&amp;origin=HA102753227" xlink:type="simple">RENDITEDIS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2809.aspx?CTT=5&amp;origin=HA102753227" xlink:type="simple">YIELDMAT function</text:a></text:p>
          </table:table-cell>
          <table:table-cell table:style-name="ce2" office:value-type="string">
            <text:p><text:a xlink:href="http://office.microsoft.com/de-de/excel-help/redir/HA102752809.aspx?CTT=5&amp;origin=HA102753227" xlink:type="simple">RENDITEFÄLL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31.aspx?CTT=5&amp;origin=HA102753227" xlink:type="simple">Z.TEST function</text:a></text:p>
          </table:table-cell>
          <table:table-cell table:style-name="ce2" office:value-type="string">
            <text:p><text:a xlink:href="http://office.microsoft.com/de-de/excel-help/redir/HA102753131.aspx?CTT=5&amp;origin=HA102753227" xlink:type="simple">G.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<text:a xlink:href="http://office.microsoft.com/en-us/excel-help/redir/HA102753169.aspx?CTT=5&amp;origin=HA102753227" xlink:type="simple">ZTEST function</text:a></text:p>
          </table:table-cell>
          <table:table-cell table:style-name="ce2" office:value-type="string">
            <text:p><text:a xlink:href="http://office.microsoft.com/de-de/excel-help/redir/HA102753169.aspx?CTT=5&amp;origin=HA102753227" xlink:type="simple">GTEST</text:a></text:p>
          </table:table-cell>
          <table:table-cell table:style-name="ce4" office:value-type="string">
            <text:p>ja</text:p>
          </table:table-cell>
          <table:table-cell table:style-name="ce5" table:number-columns-repeated="3"/>
          <table:table-cell table:number-columns-repeated="1017"/>
        </table:table-row>
        <table:table-row table:style-name="ro3" table:number-rows-repeated="3">
          <table:table-cell/>
          <table:table-cell table:style-name="ce2"/>
          <table:table-cell table:style-name="ce5" table:number-columns-repeated="4"/>
          <table:table-cell table:number-columns-repeated="1017"/>
        </table:table-row>
        <table:table-row table:style-name="ro3" table:number-rows-repeated="130">
          <table:table-cell table:number-columns-repeated="2"/>
          <table:table-cell table:style-name="ce5" table:number-columns-repeated="4"/>
          <table:table-cell table:number-columns-repeated="1017"/>
        </table:table-row>
        <table:table-row table:style-name="ro3" table:number-rows-repeated="104798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BM12" table:base-cell-address="$Tabelle1.$A$251" table:cell-range-address="$Tabelle1.$B$252"/>
        <table:named-range table:name="BM13" table:base-cell-address="$Tabelle1.$A$266" table:cell-range-address="$Tabelle1.$B$267"/>
        <table:named-range table:name="BM14" table:base-cell-address="$Tabelle1.$A$287" table:cell-range-address="$Tabelle1.$B$288"/>
        <table:named-range table:name="BM15" table:base-cell-address="$Tabelle1.$A$307" table:cell-range-address="$Tabelle1.$B$308"/>
        <table:named-range table:name="BM16" table:base-cell-address="$Tabelle1.$A$318" table:cell-range-address="$Tabelle1.$B$319"/>
        <table:named-range table:name="BM17" table:base-cell-address="$Tabelle1.$A$342" table:cell-range-address="$Tabelle1.$B$343"/>
        <table:named-range table:name="BM18" table:base-cell-address="$Tabelle1.$A$347" table:cell-range-address="$Tabelle1.$B$348"/>
        <table:named-range table:name="BM19" table:base-cell-address="$Tabelle1.$A$367" table:cell-range-address="$Tabelle1.$B$368"/>
        <table:named-range table:name="BM2" table:base-cell-address="$Tabelle1.$A$26" table:cell-range-address="$Tabelle1.$B$27"/>
        <table:named-range table:name="BM20" table:base-cell-address="$Tabelle1.$A$404" table:cell-range-address="$Tabelle1.$B$405"/>
        <table:named-range table:name="BM21" table:base-cell-address="$Tabelle1.$A$432" table:cell-range-address="$Tabelle1.$B$433"/>
        <table:named-range table:name="BM22" table:base-cell-address="$Tabelle1.$A$433" table:cell-range-address="$Tabelle1.$B$434"/>
        <table:named-range table:name="BM23" table:base-cell-address="$Tabelle1.$A$443" table:cell-range-address="$Tabelle1.$B$444"/>
        <table:named-range table:name="BM24" table:base-cell-address="$Tabelle1.$A$449" table:cell-range-address="$Tabelle1.$B$450"/>
        <table:named-range table:name="BM25" table:base-cell-address="$Tabelle1.$A$452" table:cell-range-address="$Tabelle1.$B$453"/>
        <table:named-range table:name="BM26" table:base-cell-address="$Tabelle1.$A$457" table:cell-range-address="$Tabelle1.$B$458"/>
        <table:named-range table:name="BM3" table:base-cell-address="$Tabelle1.$A$48" table:cell-range-address="$Tabelle1.$B$49"/>
        <table:named-range table:name="BM4" table:base-cell-address="$Tabelle1.$A$106" table:cell-range-address="$Tabelle1.$B$107"/>
        <table:named-range table:name="BM5" table:base-cell-address="$Tabelle1.$A$138" table:cell-range-address="$Tabelle1.$B$139"/>
        <table:named-range table:name="BM6" table:base-cell-address="$Tabelle1.$A$153" table:cell-range-address="$Tabelle1.$B$154"/>
        <table:named-range table:name="BM7" table:base-cell-address="$Tabelle1.$A$178" table:cell-range-address="$Tabelle1.$B$179"/>
        <table:named-range table:name="BM8" table:base-cell-address="$Tabelle1.$A$190" table:cell-range-address="$Tabelle1.$B$191"/>
        <table:named-range table:name="BM9" table:base-cell-address="$Tabelle1.$A$199" table:cell-range-address="$Tabelle1.$B$2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.00.0000</text:date>, <text:time style:data-style-name="N2" text:time-value="0000-00-00T11:00:59.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21:45:46.61</meta:creation-date>
    <dc:title>Vorlage für calc-Dokumente</dc:title>
    <meta:editing-duration>PT32S</meta:editing-duration>
    <meta:editing-cycles>4</meta:editing-cycles>
    <meta:generator>LibreOffice/4.0.5.2$Windows_x86 LibreOffice_project/5464147a081647a250913f19c0715bca595af2f</meta:generator>
    <meta:initial-creator>Jochen Schiffers</meta:initial-creator>
    <dc:date>2013-11-28T12:05:43.99</dc:date>
    <meta:document-statistic meta:table-count="1" meta:cell-count="1380" meta:object-count="1"/>
    <meta:template xlink:type="simple" xlink:actuate="onRequest" xlink:title="Vorlage für calc-Dokumente" xlink:href="file:///C:/Users/Olaf/AppData/Documents/LibreOffice/Dokumentvorlagen/Vorlage%20für%20calc-Dokumente1.ots" meta:date="2013-02-12T21:45:46.33"/>
  </office:meta>
</office:document-meta>
</file>